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ourier 10 Pitch" svg:font-family="'Courier 10 Pitch'"/>
    <style:font-face style:name="Bitstream Vera Sans Mono" svg:font-family="'Bitstream Vera Sans Mono'" style:font-adornments="Roman" style:font-family-generic="swiss" style:font-pitch="fixed"/>
    <style:font-face style:name="DejaVu Sans Mono" svg:font-family="'DejaVu Sans Mono'" style:font-adornments="Bold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style:font-name="DejaVu Sans Mono" fo:font-size="6pt" fo:font-weight="bold" fo:background-color="transparent"/>
    </style:style>
    <style:style style:name="P2" style:family="paragraph" style:parent-style-name="Preformatted_20_Text">
      <style:paragraph-properties>
        <style:tab-stops>
          <style:tab-stop style:position="0.1516in"/>
        </style:tab-stops>
      </style:paragraph-properties>
    </style:style>
    <style:style style:name="P3" style:family="paragraph" style:parent-style-name="Preformatted_20_Text">
      <style:paragraph-properties>
        <style:tab-stops>
          <style:tab-stop style:position="0.1618in"/>
        </style:tab-stops>
      </style:paragraph-properties>
    </style:style>
    <style:style style:name="P4" style:family="paragraph" style:parent-style-name="Preformatted_20_Text">
      <style:paragraph-properties fo:text-align="start" style:justify-single-word="false"/>
    </style:style>
    <style:style style:name="P5" style:family="paragraph" style:parent-style-name="Preformatted_20_Text" style:master-page-name="">
      <style:paragraph-properties fo:line-height="50%" style:page-number="auto"/>
      <style:text-properties fo:background-color="#cccccc"/>
    </style:style>
    <style:style style:name="P6" style:family="paragraph" style:parent-style-name="Preformatted_20_Text" style:master-page-name="">
      <style:paragraph-properties fo:line-height="50%" style:page-number="auto"/>
      <style:text-properties style:font-name="DejaVu Sans Mono" fo:font-size="6pt" fo:font-weight="bold" fo:background-color="#cccccc"/>
    </style:style>
    <style:style style:name="P7" style:family="paragraph" style:parent-style-name="Preformatted_20_Text"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Preformatted_20_Text" style:master-page-name="">
      <style:paragraph-properties fo:line-height="50%" style:page-number="auto"/>
      <style:text-properties style:font-name="DejaVu Sans Mono" fo:font-size="6pt" fo:font-weight="bold" fo:background-color="#cccccc"/>
    </style:style>
    <style:style style:name="P9" style:family="paragraph" style:parent-style-name="Preformatted_20_Text" style:master-page-name="">
      <style:paragraph-properties fo:line-height="50%" style:page-number="auto"/>
      <style:text-properties fo:background-color="#cccccc"/>
    </style:style>
    <style:style style:name="P10" style:family="paragraph" style:parent-style-name="Frame_20_contents">
      <style:paragraph-properties fo:text-align="center" style:justify-single-word="false"/>
    </style:style>
    <style:style style:name="T1" style:family="text">
      <style:text-properties style:font-name="DejaVu Sans Mono" fo:font-size="6pt" fo:font-weight="bold"/>
    </style:style>
    <style:style style:name="T2" style:family="text">
      <style:text-properties style:font-name="DejaVu Sans Mono" fo:font-size="6pt" fo:font-weight="bold" fo:background-color="transparent"/>
    </style:style>
    <style:style style:name="T3" style:family="text">
      <style:text-properties fo:color="#000000" style:font-name="DejaVu Sans Mono" fo:font-size="6pt" fo:font-weight="bold" fo:background-color="#000000"/>
    </style:style>
    <style:style style:name="T4" style:family="text">
      <style:text-properties fo:background-color="transparen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Bitstream Vera Sans1" fo:font-weight="normal" style:font-weight-asian="normal" style:font-weight-complex="normal"/>
    </style:style>
    <style:style style:name="T7" style:family="text">
      <style:text-properties style:font-name="Bitstream Vera Sans1" fo:font-size="8pt" fo:font-weight="normal" style:font-size-asian="8pt" style:font-weight-asian="normal" style:font-size-complex="8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\k 21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21 3C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21 3D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21 3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22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22 22</text:p>
      <text:p text:style-name="Preformatted_20_Text">\s 8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22 22 22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23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3">█████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3">█████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23 3C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</text:span><text:span text:style-name="T1"> </text:span><text:span text:style-name="T3">██</text:span><text:span text:style-name="T1"> </text:span><text:span text:style-name="T3">█</text:span><text:span text:style-name="T1"> 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23 3C 3C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██</text:span><text:span text:style-name="T1"> <text:s text:c="4"/></text:span></text:p>
      <text:p text:style-name="P5"><text:span text:style-name="T2"><text:s/></text:span><text:span text:style-name="T1"><text:s/></text:span><text:span text:style-name="T3">███</text:span><text:span text:style-name="T1"> <text:s text:c="2"/></text:span><text:span text:style-name="T3">█</text:span></text:p>
      <text:p text:style-name="P5"><text:span text:style-name="T2"><text:s/></text:span><text:span text:style-name="T1"><text:s text:c="2"/></text:span><text:span text:style-name="T3">███</text:span><text:span text:style-name="T1"> <text:s/></text:span><text:span text:style-name="T3">█</text:span></text:p>
      <text:p text:style-name="P5"><text:span text:style-name="T2"><text:s/></text:span><text:span text:style-name="T1"><text:s text:c="3"/></text:span><text:span text:style-name="T3">███</text:span><text:span text:style-name="T1"> </text:span><text:span text:style-name="T3">█</text:span></text:p>
      <text:p text:style-name="P5"><text:span text:style-name="T2"><text:s/></text:span><text:span text:style-name="T1"><text:s text:c="4"/></text:span><text:span text:style-name="T3">████</text:span></text:p>
      <text:p text:style-name="P5"><text:span text:style-name="T2"><text:s/></text:span><text:span text:style-name="T1"><text:s text:c="5"/></text:span><text:span text:style-name="T3">███</text:span></text:p>
      <text:p text:style-name="P5"><text:span text:style-name="T2"><text:s/></text:span><text:span text:style-name="T1"><text:s text:c="2"/></text:span><text:span text:style-name="T3">████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23 3D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</text:span><text:span text:style-name="T1"> <text:s/></text:span><text:span text:style-name="T3">█</text:span><text:span text:style-name="T1"> <text:s/></text:span></text:p>
      <text:p text:style-name="P5"><text:span text:style-name="T2"><text:s/></text:span><text:span text:style-name="T1"><text:s text:c="2"/></text:span><text:span text:style-name="T3">█</text:span><text:span text:style-name="T1"> <text:s/></text:span><text:span text:style-name="T3">█</text:span><text:span text:style-name="T1"> <text:s/>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1"><text:s text:c="2"/></text:span><text:span text:style-name="T3">█</text:span><text:span text:style-name="T1"> <text:s/></text:span><text:span text:style-name="T3">█</text:span><text:span text:style-name="T1"> <text:s/></text:span></text:p>
      <text:p text:style-name="P5"><text:span text:style-name="T2"><text:s/></text:span><text:span text:style-name="T1"><text:s text:c="2"/></text:span><text:span text:style-name="T3">█</text:span><text:span text:style-name="T1"> <text:s/></text:span><text:span text:style-name="T3">█</text:span><text:span text:style-name="T1"> <text:s/>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1"><text:s text:c="2"/></text:span><text:span text:style-name="T3">█</text:span><text:span text:style-name="T1"> <text:s/></text:span><text:span text:style-name="T3">█</text:span><text:span text:style-name="T1"> <text:s/></text:span></text:p>
      <text:p text:style-name="P5"><text:span text:style-name="T2"><text:s/></text:span><text:span text:style-name="T1"><text:s text:c="2"/></text:span><text:span text:style-name="T3">█</text:span><text:span text:style-name="T1"> <text:s/></text:span><text:span text:style-name="T3">█</text:span><text:span text:style-name="T1"> <text:s/></text:span></text:p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23 3D 3D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</text:span><text:span text:style-name="T1"> <text:s text:c="4"/></text:span><text:span text:style-name="T3">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23 3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/></text:span><text:span text:style-name="T3">█</text:span><text:span text:style-name="T1"> </text:span><text:span text:style-name="T3">██</text:span><text:span text:style-name="T1"> </text:span><text:span text:style-name="T3">█</text:span><text:span text:style-name="T1"> 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23 3E 3E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███</text:span></text:p>
      <text:p text:style-name="P5"><text:span text:style-name="T2"><text:s/></text:span><text:span text:style-name="T1"><text:s text:c="5"/></text:span><text:span text:style-name="T3">███</text:span></text:p>
      <text:p text:style-name="P5"><text:span text:style-name="T2"><text:s/></text:span><text:span text:style-name="T1"><text:s text:c="4"/></text:span><text:span text:style-name="T3">████</text:span></text:p>
      <text:p text:style-name="P5"><text:span text:style-name="T2"><text:s/></text:span><text:span text:style-name="T1"><text:s text:c="3"/></text:span><text:span text:style-name="T3">███</text:span><text:span text:style-name="T1"> </text:span><text:span text:style-name="T3">█</text:span></text:p>
      <text:p text:style-name="P5"><text:span text:style-name="T2"><text:s/></text:span><text:span text:style-name="T1"><text:s text:c="2"/></text:span><text:span text:style-name="T3">███</text:span><text:span text:style-name="T1"> <text:s/></text:span><text:span text:style-name="T3">█</text:span></text:p>
      <text:p text:style-name="P5"><text:span text:style-name="T2"><text:s/></text:span><text:span text:style-name="T1"><text:s/></text:span><text:span text:style-name="T3">███</text:span><text:span text:style-name="T1"> <text:s text:c="2"/></text:span><text:span text:style-name="T3">█</text:span></text:p>
      <text:p text:style-name="P5"><text:span text:style-name="T2"><text:s/></text:span><text:span text:style-name="T3">███</text:span><text:span text:style-name="T1"> <text:s text:c="4"/></text:span></text:p>
      <text:p text:style-name="P5"><text:span text:style-name="T2"><text:s/></text:span><text:span text:style-name="T3">██</text:span><text:span text:style-name="T1"> <text:s text:c="5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23 5E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█</text:span><text:span text:style-name="T1"> </text:span><text:span text:style-name="T3">█</text:span></text:p>
      <text:p text:style-name="P5"><text:span text:style-name="T2"><text:s/></text:span><text:span text:style-name="T1"><text:s/></text:span><text:span text:style-name="T3">██</text:span><text:span text:style-name="T1"> <text:s text:c="2"/></text:span><text:span text:style-name="T3">██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</text:span><text:span text:style-name="T1"> <text:s text:c="2"/></text:span><text:span text:style-name="T3">██</text:span><text:span text:style-name="T1"> </text:span><text:span text:style-name="T3">█</text:span></text:p>
      <text:p text:style-name="P5"><text:span text:style-name="T2"><text:s/></text:span><text:span text:style-name="T3">█</text:span><text:span text:style-name="T1"> <text:s/></text:span><text:span text:style-name="T3">██</text:span><text:span text:style-name="T1"> <text:s/></text:span><text:span text:style-name="T3">█</text:span></text:p>
      <text:p text:style-name="P5"><text:span text:style-name="T2"><text:s/></text:span><text:span text:style-name="T3">█</text:span><text:span text:style-name="T1"> </text:span><text:span text:style-name="T3">██</text:span><text:span text:style-name="T1"> <text:s text:c="2"/></text:span><text:span text:style-name="T3">█</text:span></text:p>
      <text:p text:style-name="P5"><text:span text:style-name="T2"><text:s/></text:span><text:span text:style-name="T1"><text:s/></text:span><text:span text:style-name="T3">██</text:span><text:span text:style-name="T1"> <text:s text:c="2"/></text:span><text:span text:style-name="T3">██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</text:span><text:span text:style-name="T1"> 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24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24 24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24 24 24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25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25 25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25 25 25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26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</text:span><text:span text:style-name="T1"> <text:s text:c="3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26 6D 5E</text:p>
      <text:p text:style-name="P1"/>
      <text:p text:style-name="P5"><text:span text:style-name="T2"><text:s/></text:span><text:span text:style-name="T3">███</text:span><text:span text:style-name="T1"> <text:s text:c="4"/></text:span></text:p>
      <text:p text:style-name="P5"><text:span text:style-name="T2"><text:s/></text:span><text:span text:style-name="T1"><text:s/></text:span><text:span text:style-name="T3">█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</text:span><text:span text:style-name="T1"> </text:span><text:span text:style-name="T3">██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</text:span><text:span text:style-name="T1"> </text:span><text:span text:style-name="T3">██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</text:span><text:span text:style-name="T1"> </text:span><text:span text:style-name="T3">██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</text:span><text:span text:style-name="T1"> </text:span><text:span text:style-name="T3">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27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28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29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2A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</text:span><text:span text:style-name="T1"> <text:s text:c="3"/></text:span></text:p>
      <text:p text:style-name="P5"><text:span text:style-name="T2"><text:s/></text:span><text:span text:style-name="T1"><text:s/></text:span><text:span text:style-name="T3">█</text:span><text:span text:style-name="T1"> </text:span><text:span text:style-name="T3">█</text:span><text:span text:style-name="T1"> </text:span><text:span text:style-name="T3">█</text:span><text:span text:style-name="T1"> <text:s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3">███████</text:span><text:span text:style-name="T1"> 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/></text:span><text:span text:style-name="T3">█</text:span><text:span text:style-name="T1"> </text:span><text:span text:style-name="T3">█</text:span><text:span text:style-name="T1"> </text:span><text:span text:style-name="T3">█</text:span><text:span text:style-name="T1"> <text:s/></text:span></text:p>
      <text:p text:style-name="P5"><text:span text:style-name="T2"><text:s/></text:span><text:span text:style-name="T1"><text:s text:c="3"/></text:span><text:span text:style-name="T3">█</text:span><text:span text:style-name="T1"> <text:s text:c="3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2A 3D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█</text:span><text:span text:style-name="T1"> <text:s text:c="2"/></text:span></text:p>
      <text:p text:style-name="P5"><text:span text:style-name="T2"><text:s/></text:span><text:span text:style-name="T3">██</text:span><text:span text:style-name="T1"> </text:span><text:span text:style-name="T3">██</text:span><text:span text:style-name="T1"> <text:s text:c="2"/></text:span></text:p>
      <text:p text:style-name="P5"><text:span text:style-name="T2"><text:s/></text:span><text:span text:style-name="T3">██</text:span><text:span text:style-name="T1"> </text:span><text:span text:style-name="T3">██</text:span><text:span text:style-name="T1"> <text:s text:c="2"/></text:span></text:p>
      <text:p text:style-name="P5"><text:span text:style-name="T2"><text:s/></text:span><text:span text:style-name="T3">██</text:span><text:span text:style-name="T1"> </text:span><text:span text:style-name="T3">██</text:span><text:span text:style-name="T1"> <text:s text:c="2"/></text:span></text:p>
      <text:p text:style-name="P5"><text:span text:style-name="T2"><text:s/></text:span><text:span text:style-name="T3">██</text:span><text:span text:style-name="T1"> 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2A 5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</text:span><text:span text:style-name="T1"> </text:span><text:span text:style-name="T3">█</text:span><text:span text:style-name="T1"> </text:span><text:span text:style-name="T3">█</text:span><text:span text:style-name="T1"> </text:span><text:span text:style-name="T3">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</text:span><text:span text:style-name="T1"> <text:s text:c="3"/></text:span></text:p>
      <text:p text:style-name="P5"><text:span text:style-name="T2"><text:s/></text:span><text:span text:style-name="T1"><text:s/></text:span><text:span text:style-name="T3">█</text:span><text:span text:style-name="T1"> </text:span><text:span text:style-name="T3">█</text:span><text:span text:style-name="T1"> </text:span><text:span text:style-name="T3">█</text:span><text:span text:style-name="T1"> <text:s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3">███████</text:span><text:span text:style-name="T1"> 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/></text:span><text:span text:style-name="T3">█</text:span><text:span text:style-name="T1"> </text:span><text:span text:style-name="T3">█</text:span><text:span text:style-name="T1"> </text:span><text:span text:style-name="T3">█</text:span><text:span text:style-name="T1"> <text:s/></text:span></text:p>
      <text:p text:style-name="P5"><text:span text:style-name="T2"><text:s/></text:span><text:span text:style-name="T1"><text:s text:c="3"/></text:span><text:span text:style-name="T3">█</text:span><text:span text:style-name="T1"> <text:s text:c="3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</text:span><text:span text:style-name="T1"> </text:span><text:span text:style-name="T3">█</text:span><text:span text:style-name="T1"> </text:span><text:span text:style-name="T3">█</text:span><text:span text:style-name="T1"> </text:span><text:span text:style-name="T3">█</text:span><text:span text:style-name="T1"> </text:span></text:p>
      <text:p text:style-name="Preformatted_20_Text"/>
      <text:p text:style-name="Preformatted_20_Text">\k 2B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2B 2B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2B 2B 2B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2C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2D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2D 2D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2D 2D 2D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2D 5E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2E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2E 3C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2E 3D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2E 3E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3">███████</text:span><text:span text:style-name="T1"> 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2F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6"/></text:span><text:span text:style-name="T3">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</text:span><text:span text:style-name="T1"> <text:s text:c="6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0 5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1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1 5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2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█</text:span><text:span text:style-name="T1"> <text:s text:c="3"/></text:span><text:span text:style-name="T3">█</text:span><text:span text:style-name="T1"> </text:span></text:p>
      <text:p text:style-name="P5"><text:span text:style-name="T2"><text:s/></text:span><text:span text:style-name="T3">█████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2 5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</text:span><text:span text:style-name="T1"> <text:s/></text:span></text:p>
      <text:p text:style-name="P5"><text:span text:style-name="T2"><text:s/></text:span><text:span text:style-name="T3">██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3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3 5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4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5"/></text:span><text:span text:style-name="T3">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█████</text:span><text:span text:style-name="T1"> 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4 5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█████</text:span><text:span text:style-name="T1"> 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5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█████</text:span><text:span text:style-name="T1"> 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█████</text:span><text:span text:style-name="T1"> <text:s/>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5 5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████</text:span><text:span text:style-name="T1"> <text:s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██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6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█████</text:span><text:span text:style-name="T1"> <text:s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6 5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████</text:span><text:span text:style-name="T1"> <text:s text:c="2"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7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███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</text:span><text:span text:style-name="T1"> <text:s text:c="3"/></text:span><text:span text:style-name="T3">█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7 5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████</text:span><text:span text:style-name="T1"> <text:s/></text:span></text:p>
      <text:p text:style-name="P5"><text:span text:style-name="T2"><text:s/></text:span><text:span text:style-name="T3">█</text:span><text:span text:style-name="T1"> <text:s text:c="2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8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8 5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9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9 5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A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</text:span><text:span text:style-name="T1"> <text:s text:c="3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A 3A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</text:span><text:span text:style-name="T1"> <text:s text:c="3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A 3A 3A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</text:span><text:span text:style-name="T1"> </text:span><text:span text:style-name="T3">███</text:span><text:span text:style-name="T1"> </text:span></text:p>
      <text:p text:style-name="P5"><text:span text:style-name="T2"><text:s/></text:span><text:span text:style-name="T1"><text:s/></text:span><text:span text:style-name="T3">█</text:span><text:span text:style-name="T1"> <text:s text:c="2"/></text:span><text:span text:style-name="T3">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</text:span><text:span text:style-name="T1"> <text:s text:c="2"/></text:span><text:span text:style-name="T3">█</text:span><text:span text:style-name="T1"> <text:s/></text:span></text:p>
      <text:p text:style-name="P5"><text:span text:style-name="T2"><text:s/></text:span><text:span text:style-name="T3">███</text:span><text:span text:style-name="T1"> </text:span><text:span text:style-name="T3">█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<text:soft-page-break/>\k 3B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B 22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B 24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</text:span><text:span text:style-name="T1"> <text:s text:c="3"/>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text:s text:c="3"/>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text:s text:c="3"/>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 text:c="3"/>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 text:c="3"/>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 text:c="3"/></text:span><text:span text:style-name="T3">█</text:span><text:span text:style-name="T1"> <text:s text:c="3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B 25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3">█</text:span><text:span text:style-name="T1"> <text:s/></text:span><text:span text:style-name="T3">█</text:span><text:span text:style-name="T1"> <text:s text:c="2"/></text:span><text:span text:style-name="T3">█</text:span></text:p>
      <text:p text:style-name="P5"><text:span text:style-name="T2"><text:s/></text:span><text:span text:style-name="T3">█</text:span><text:span text:style-name="T1"> <text:s/></text:span><text:span text:style-name="T3">█</text:span><text:span text:style-name="T1"> <text:s/></text:span><text:span text:style-name="T3">██</text:span></text:p>
      <text:p text:style-name="P5"><text:span text:style-name="T2"><text:s/></text:span><text:span text:style-name="T3">█</text:span><text:span text:style-name="T1"> <text:s/>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</text:span><text:span text:style-name="T1"> <text:s/></text:span><text:span text:style-name="T3">█</text:span></text:p>
      <text:p text:style-name="P5"><text:span text:style-name="T2"><text:s/></text:span><text:span text:style-name="T3">██</text:span><text:span text:style-name="T1"> <text:s/></text:span><text:span text:style-name="T3">█</text:span><text:span text:style-name="T1"> <text:s/></text:span><text:span text:style-name="T3">█</text:span></text:p>
      <text:p text:style-name="P5"><text:span text:style-name="T2"><text:s/></text:span><text:span text:style-name="T3">█</text:span><text:span text:style-name="T1"> <text:s text:c="2"/></text:span><text:span text:style-name="T3">█</text:span><text:span text:style-name="T1"> <text:s/></text:span><text:span text:style-name="T3">█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B 26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5"><text:span text:style-name="T2"><text:s/></text:span><text:span text:style-name="T3">██</text:span><text:span text:style-name="T1"> </text:span><text:span text:style-name="T3">██</text:span><text:span text:style-name="T1"> <text:s text:c="2"/></text:span></text:p>
      <text:p text:style-name="P5"><text:span text:style-name="T2"><text:s/></text:span><text:span text:style-name="T3">██</text:span><text:span text:style-name="T1"> </text:span><text:span text:style-name="T3">██</text:span><text:span text:style-name="T1"> <text:s text:c="2"/></text:span></text:p>
      <text:p text:style-name="P5"><text:span text:style-name="T2"><text:s/></text:span><text:span text:style-name="T3">██</text:span><text:span text:style-name="T1"> 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5"><text:span text:style-name="T2"><text:s/></text:span><text:span text:style-name="T1"><text:s/></text:span><text:span text:style-name="T3">█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</text:span><text:span text:style-name="T1"> 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B 2B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3">██████</text:span><text:span text:style-name="T1"> <text:s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B 2D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B 3A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B 3C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B 3D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███</text:span><text:span text:style-name="T1"> <text:s/></text:span></text:p>
      <text:p text:style-name="P6"><text:span text:style-name="T4"><text:s/></text:span><text:s text:c="8"/></text:p>
      <text:p text:style-name="P5"><text:span text:style-name="T2"><text:s/></text:span><text:span text:style-name="T3">██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B 3E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3">██</text:span><text:span text:style-name="T1"> <text:s text:c="5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B 40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/></text:span><text:span text:style-name="T3">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/></text:span><text:span text:style-name="T3">█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██</text:span><text:span text:style-name="T1"> <text:s/></text:span></text:p>
      <text:p text:style-name="P5"><text:span text:style-name="T2"><text:s/></text:span><text:span text:style-name="T1"><text:s/></text:span><text:span text:style-name="T3">█</text:span><text:span text:style-name="T1"> <text:s text:c="5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B 5B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B 5D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B 5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B 7B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B 7D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B 7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C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D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███</text:span><text:span text:style-name="T1"> <text:s/></text:span></text:p>
      <text:p text:style-name="P6"><text:span text:style-name="T4"><text:s/></text:span><text:s text:c="8"/></text:p>
      <text:p text:style-name="P5"><text:span text:style-name="T2"><text:s/></text:span><text:span text:style-name="T3">██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E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3">██</text:span><text:span text:style-name="T1"> <text:s text:c="5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F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F 3C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F 3C 5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3F 3D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0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5"/></text:span><text:span text:style-name="T3">███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0 30</text:p>
      <text:p text:style-name="Preformatted_20_Text">\s 8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</text:span><text:span text:style-name="T1"> <text:s/></text:span><text:span text:style-name="T3">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0 30 30</text:p>
      <text:p text:style-name="Preformatted_20_Text">\s 8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</text:span><text:span text:style-name="T1"> <text:s/></text:span><text:span text:style-name="T3">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0 30 32</text:p>
      <text:p text:style-name="Preformatted_20_Text">\s 8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█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0 30 34</text:p>
      <text:p text:style-name="Preformatted_20_Text">\s 8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0 30 34 30</text:p>
      <text:p text:style-name="Preformatted_20_Text">\s 8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1"><text:s text:c="2"/></text:span><text:span text:style-name="T3">██</text:span><text:span text:style-name="T1"> <text:s/></text:span><text:span text:style-name="T3">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0 31</text:p>
      <text:p text:style-name="Preformatted_20_Text">\s 8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0 31 31</text:p>
      <text:p text:style-name="Preformatted_20_Text">\s 8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0 31 32</text:p>
      <text:p text:style-name="Preformatted_20_Text">\s 8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█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0 31 33</text:p>
      <text:p text:style-name="Preformatted_20_Text">\s 8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0 31 33 31</text:p>
      <text:p text:style-name="Preformatted_20_Text">\s 8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1"><text:s text:c="2"/></text:span><text:span text:style-name="T3">██</text:span><text:span text:style-name="T1"> <text:s/></text:span><text:span text:style-name="T3">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0 32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██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0 32 30</text:p>
      <text:p text:style-name="Preformatted_20_Text">\s 8</text:p>
      <text:p text:style-name="P5"><text:span text:style-name="T2"><text:s/></text:span><text:span text:style-name="T3">███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0 32 31</text:p>
      <text:p text:style-name="Preformatted_20_Text">\s 8</text:p>
      <text:p text:style-name="P6"><text:span text:style-name="T4"><text:s/></text:span><text:s text:c="8"/></text:p>
      <text:p text:style-name="P5"><text:span text:style-name="T2"><text:s/></text:span><text:span text:style-name="T3">███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0 32 32</text:p>
      <text:p text:style-name="Preformatted_20_Text">\s 8</text:p>
      <text:p text:style-name="P5"><text:span text:style-name="T2"><text:s/></text:span><text:span text:style-name="T3">█████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0 32 33</text:p>
      <text:p text:style-name="Preformatted_20_Text">\s 8</text:p>
      <text:p text:style-name="P6"><text:span text:style-name="T4"><text:s/></text:span><text:s text:c="8"/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3">██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0 32 34</text:p>
      <text:p text:style-name="Preformatted_20_Text">\s 8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3">██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0 33</text:p>
      <text:p text:style-name="Preformatted_20_Text">\s 8</text:p>
      <text:p text:style-name="P6"><text:span text:style-name="T4"><text:s/></text:span><text:s text:c="8"/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0 33 31</text:p>
      <text:p text:style-name="Preformatted_20_Text">\s 8</text:p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0 33 31 33</text:p>
      <text:p text:style-name="Preformatted_20_Text">\s 8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</text:span><text:span text:style-name="T1"> <text:s/></text:span><text:span text:style-name="T3">██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0 33 32</text:p>
      <text:p text:style-name="Preformatted_20_Text">\s 8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3">██</text:span><text:span text:style-name="T1"> <text:s text:c="5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0 33 33</text:p>
      <text:p text:style-name="Preformatted_20_Text">\s 8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0 34</text:p>
      <text:p text:style-name="Preformatted_20_Text">\s 8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</text:span><text:span text:style-name="T1"> <text:s/></text:span><text:span text:style-name="T3">██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0 34 30</text:p>
      <text:p text:style-name="Preformatted_20_Text">\s 8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0 34 30 34</text:p>
      <text:p text:style-name="Preformatted_20_Text">\s 8</text:p>
      <text:p text:style-name="P5"><text:span text:style-name="T2"><text:s/></text:span><text:span text:style-name="T1"><text:s text:c="2"/></text:span><text:span text:style-name="T3">██</text:span><text:span text:style-name="T1"> <text:s/></text:span><text:span text:style-name="T3">██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0 34 32</text:p>
      <text:p text:style-name="Preformatted_20_Text">\s 8</text:p>
      <text:p text:style-name="P5"><text:span text:style-name="T2"><text:s/></text:span><text:span text:style-name="T1"><text:s text:c="2"/></text:span><text:span text:style-name="T3">███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3">██</text:span><text:span text:style-name="T1"> <text:s text:c="5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0 34 34</text:p>
      <text:p text:style-name="Preformatted_20_Text">\s 8</text:p>
      <text:p text:style-name="P5"><text:span text:style-name="T2"><text:s/></text:span><text:span text:style-name="T1"><text:s text:c="2"/></text:span><text:span text:style-name="T3">██</text:span><text:span text:style-name="T1"> <text:s/></text:span><text:span text:style-name="T3">██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1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███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1 3C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</text:span><text:span text:style-name="T1"> <text:s/></text:span><text:span text:style-name="T3">██</text:span></text:p>
      <text:p text:style-name="P5"><text:span text:style-name="T2"><text:s/></text:span><text:span text:style-name="T3">██</text:span><text:span text:style-name="T1"> </text:span><text:span text:style-name="T3">████</text:span><text:span text:style-name="T1"> 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/text:span><text:span text:style-name="T3">████</text:span><text:span text:style-name="T1"> </text:span></text:p>
      <text:p text:style-name="P5"><text:span text:style-name="T2"><text:s/></text:span><text:span text:style-name="T1"><text:s/></text:span><text:span text:style-name="T3">███</text:span><text:span text:style-name="T1"> <text:s/></text:span><text:span text:style-name="T3">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2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3">██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2 3D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3">██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3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3"/></text:span><text:span text:style-name="T3">█</text:span><text:span text:style-name="T1"> 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█</text:span><text:span text:style-name="T1"> <text:s text:c="3"/></text:span><text:span text:style-name="T3">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4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3">██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5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███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 text:c="2"/></text:span><text:span text:style-name="T3">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2"/></text:span><text:span text:style-name="T3">█</text:span><text:span text:style-name="T1"> </text:span></text:p>
      <text:p text:style-name="P5"><text:span text:style-name="T2"><text:s/></text:span><text:span text:style-name="T3">█████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5 3C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3">█</text:span><text:span text:style-name="T1"> <text:s/></text:span><text:span text:style-name="T3">█</text:span><text:span text:style-name="T1"> <text:s/></text:span><text:span text:style-name="T3">█</text:span><text:span text:style-name="T1"> </text:span></text:p>
      <text:p text:style-name="P5"><text:span text:style-name="T2"><text:s/></text:span><text:span text:style-name="T3">█</text:span><text:span text:style-name="T1"> <text:s/></text:span><text:span text:style-name="T3">█</text:span><text:span text:style-name="T1"> <text:s/></text:span><text:span text:style-name="T3">█</text:span><text:span text:style-name="T1"> </text:span></text:p>
      <text:p text:style-name="P5"><text:span text:style-name="T2"><text:s/></text:span><text:span text:style-name="T3">█</text:span><text:span text:style-name="T1"> <text:s/></text:span><text:span text:style-name="T3">████</text:span><text:span text:style-name="T1"> </text:span></text:p>
      <text:p text:style-name="P5"><text:span text:style-name="T2"><text:s/></text:span><text:span text:style-name="T3">█</text:span><text:span text:style-name="T1"> <text:s/></text:span><text:span text:style-name="T3">█</text:span><text:span text:style-name="T1"> <text:s text:c="3"/></text:span></text:p>
      <text:p text:style-name="P5"><text:span text:style-name="T2"><text:s/></text:span><text:span text:style-name="T3">█</text:span><text:span text:style-name="T1"> <text:s/></text:span><text:span text:style-name="T3">█</text:span><text:span text:style-name="T1"> <text:s text:c="3"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5 3E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3">█</text:span><text:span text:style-name="T1"> <text:s/></text:span><text:span text:style-name="T3">█</text:span><text:span text:style-name="T1"> <text:s/></text:span><text:span text:style-name="T3">█</text:span><text:span text:style-name="T1"> </text:span></text:p>
      <text:p text:style-name="P5"><text:span text:style-name="T2"><text:s/></text:span><text:span text:style-name="T3">█</text:span><text:span text:style-name="T1"> <text:s/></text:span><text:span text:style-name="T3">█</text:span><text:span text:style-name="T1"> <text:s text:c="3"/></text:span></text:p>
      <text:p text:style-name="P5"><text:span text:style-name="T2"><text:s/></text:span><text:span text:style-name="T3">█</text:span><text:span text:style-name="T1"> <text:s/></text:span><text:span text:style-name="T3">███</text:span><text:span text:style-name="T1"> <text:s/></text:span></text:p>
      <text:p text:style-name="P5"><text:span text:style-name="T2"><text:s/></text:span><text:span text:style-name="T3">█</text:span><text:span text:style-name="T1"> <text:s/></text:span><text:span text:style-name="T3">█</text:span><text:span text:style-name="T1"> <text:s text:c="3"/></text:span></text:p>
      <text:p text:style-name="P5"><text:span text:style-name="T2"><text:s/></text:span><text:span text:style-name="T3">█</text:span><text:span text:style-name="T1"> <text:s/></text:span><text:span text:style-name="T3">█</text:span><text:span text:style-name="T1"> <text:s/></text:span><text:span text:style-name="T3">█</text:span><text:span text:style-name="T1"> 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6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███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 text:c="2"/></text:span><text:span text:style-name="T3">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3">████</text:span><text:span text:style-name="T1"> <text:s text:c="3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7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3"/></text:span><text:span text:style-name="T3">█</text:span><text:span text:style-name="T1"> 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█</text:span><text:span text:style-name="T1"> <text:s/></text:span><text:span text:style-name="T3">█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7 3D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█</text:span><text:span text:style-name="T1"> <text:s/></text:span><text:span text:style-name="T3">█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<text:soft-page-break/>\k 47 3E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4"/></text:span><text:span text:style-name="T3">██</text:span><text:span text:style-name="T1"> </text:span><text:span text:style-name="T3">█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█</text:span><text:span text:style-name="T1"> </text:span><text:span text:style-name="T3">█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8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███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8 3D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███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8 3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3">█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9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9 3D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9 3D 22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9 3D 22 22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9 3D 22 22 22</text:p>
      <text:p text:style-name="Preformatted_20_Text"/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9 3D 40 30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</text:span><text:span text:style-name="T1"> <text:s/></text:span><text:span text:style-name="T3">██</text:span></text:p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2"/></text:span><text:span text:style-name="T3">██████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9 3D 40 31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9 3D 40 31 32</text:p>
      <text:p text:style-name="Preformatted_20_Text"/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███</text:span><text:span text:style-name="T1"> </text:span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9 3D 40 31 33</text:p>
      <text:p text:style-name="Preformatted_20_Text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2">\k 49 3D 40 31 33<text:line-break/> <text:s text:c="2"/>31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1"><text:s text:c="2"/></text:span><text:span text:style-name="T3">██</text:span><text:span text:style-name="T1"> <text:s/></text:span><text:span text:style-name="T3">██</text:span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9 3D 40 32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██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9 3D 40 32 31</text:p>
      <text:p text:style-name="Preformatted_20_Text"/>
      <text:p text:style-name="P6"><text:span text:style-name="T4"><text:s/></text:span><text:s text:c="8"/></text:p>
      <text:p text:style-name="P5"><text:span text:style-name="T2"><text:s/></text:span><text:span text:style-name="T3">███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9 3D 40 32 33</text:p>
      <text:p text:style-name="Preformatted_20_Text"/>
      <text:p text:style-name="P6"><text:span text:style-name="T4"><text:s/></text:span><text:s text:c="8"/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3">█████</text:span><text:span text:style-name="T1"> <text:s text:c="2"/></text:span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9 3D 40 33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9 3D 40 33 31</text:p>
      <text:p text:style-name="Preformatted_20_Text"/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3">\k 49 3D 40 33 31<text:line-break/> <text:s text:c="2"/>33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</text:span><text:span text:style-name="T1"> <text:s/></text:span><text:span text:style-name="T3">██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9 3D 40 33 32</text:p>
      <text:p text:style-name="Preformatted_20_Text"/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3">██</text:span><text:span text:style-name="T1"> <text:s text:c="5"/></text:span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9 3D 40 34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</text:span><text:span text:style-name="T1"> <text:s/></text:span><text:span text:style-name="T3">██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3">██████</text:span><text:span text:style-name="T1"> <text:s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9 3D 5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3">██████</text:span><text:span text:style-name="T1"> <text:s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9 3D 7E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██</text:span><text:span text:style-name="T1"> <text:s/></text:span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A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██</text:span><text:span text:style-name="T1"> 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B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3">███</text:span><text:span text:style-name="T1"> <text:s/>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C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██</text:span><text:span text:style-name="T1"> <text:s text:c="3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2"/></text:span><text:span text:style-name="T3">█</text:span><text:span text:style-name="T1"> </text:span></text:p>
      <text:p text:style-name="P5"><text:span text:style-name="T2"><text:s/></text:span><text:span text:style-name="T3">█████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C 3C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4"/></text:span><text:span text:style-name="T3">███</text:span><text:span text:style-name="T1"> </text:span></text:p>
      <text:p text:style-name="P5"><text:span text:style-name="T2"><text:s/></text:span><text:span text:style-name="T1"><text:s text:c="3"/></text:span><text:span text:style-name="T3">██</text:span><text:span text:style-name="T1"> </text:span><text:span text:style-name="T3">██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C 3D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█</text:span><text:span text:style-name="T1"> <text:s text:c="3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2"/></text:span><text:span text:style-name="T3">█</text:span><text:span text:style-name="T1"> </text:span></text:p>
      <text:p text:style-name="P5"><text:span text:style-name="T2"><text:s/></text:span><text:span text:style-name="T3">█████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C 3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</text:span><text:span text:style-name="T1"> <text:s/></text:span><text:span text:style-name="T3">██</text:span></text:p>
      <text:p text:style-name="P5"><text:span text:style-name="T2"><text:s/></text:span><text:span text:style-name="T1"><text:s text:c="3"/></text:span><text:span text:style-name="T3">████</text:span><text:span text:style-name="T1"> 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</text:span><text:span text:style-name="T1"> 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D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█</text:span><text:span text:style-name="T1"> </text:span><text:span text:style-name="T3">███</text:span><text:span text:style-name="T1"> </text:span></text:p>
      <text:p text:style-name="P5"><text:span text:style-name="T2"><text:s/></text:span><text:span text:style-name="T3">█████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3">██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███</text:span><text:span text:style-name="T1"> </text:span></text:p>
      <text:p text:style-name="P5"><text:span text:style-name="T2"><text:s/></text:span><text:span text:style-name="T3">██</text:span><text:span text:style-name="T1"> <text:s/></text:span><text:span text:style-name="T3">█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E 3D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3">██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███</text:span><text:span text:style-name="T1"> </text:span></text:p>
      <text:p text:style-name="P5"><text:span text:style-name="T2"><text:s/></text:span><text:span text:style-name="T3">██</text:span><text:span text:style-name="T1"> <text:s/></text:span><text:span text:style-name="T3">█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E 3D 5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3">██████</text:span><text:span text:style-name="T1"> <text:s/></text:span></text:p>
      <text:p text:style-name="P5"><text:span text:style-name="T2"><text:s/></text:span><text:span text:style-name="T3">██</text:span><text:span text:style-name="T1"> </text:span><text:span text:style-name="T3">█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F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F 3D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███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F 3D 5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██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F 3E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</text:span><text:span text:style-name="T1"> <text:s text:c="2"/></text:span><text:span text:style-name="T3">█</text:span><text:span text:style-name="T1"> <text:s/></text:span></text:p>
      <text:p text:style-name="P5"><text:span text:style-name="T2"><text:s/></text:span><text:span text:style-name="T3">███</text:span><text:span text:style-name="T1"> </text:span><text:span text:style-name="T3">█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4F 3E 5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</text:span><text:span text:style-name="T1"> <text:s text:c="2"/></text:span><text:span text:style-name="T3">█</text:span><text:span text:style-name="T1"> <text:s/></text:span></text:p>
      <text:p text:style-name="P5"><text:span text:style-name="T2"><text:s/></text:span><text:span text:style-name="T3">███</text:span><text:span text:style-name="T1"> </text:span><text:span text:style-name="T3">███</text:span><text:span text:style-name="T1"> 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50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3">████</text:span><text:span text:style-name="T1"> <text:s text:c="3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51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51 3C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51 3D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52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3">███</text:span><text:span text:style-name="T1"> <text:s/>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52 3C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██</text:span><text:span text:style-name="T1"> 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/text:span><text:span text:style-name="T3">█</text:span></text:p>
      <text:p text:style-name="P5"><text:span text:style-name="T2"><text:s/></text:span><text:span text:style-name="T1"><text:s text:c="5"/></text:span><text:span text:style-name="T3">█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52 3D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3">███</text:span><text:span text:style-name="T1"> <text:s/>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52 3E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3">██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53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3"/></text:span><text:span text:style-name="T3">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3">█</text:span><text:span text:style-name="T1"> <text:s text:c="3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54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████</text:span><text:span text:style-name="T1"> <text:s/></text:span></text:p>
      <text:p text:style-name="P5"><text:span text:style-name="T2"><text:s/></text:span><text:span text:style-name="T3">█</text:span><text:span text:style-name="T1"> </text:span><text:span text:style-name="T3">██</text:span><text:span text:style-name="T1"> </text:span><text:span text:style-name="T3">█</text:span><text:span text:style-name="T1"> <text:s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55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55 3D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3">████████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█</text:span><text:span text:style-name="T1"> </text:span><text:span text:style-name="T3">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55 3D 5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3">████████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█</text:span><text:span text:style-name="T1"> </text:span><text:span text:style-name="T3">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56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</text:span><text:span text:style-name="T1"> <text:s text:c="3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57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█████</text:span><text:span text:style-name="T1"> </text:span></text:p>
      <text:p text:style-name="P5"><text:span text:style-name="T2"><text:s/></text:span><text:span text:style-name="T3">███</text:span><text:span text:style-name="T1"> </text:span><text:span text:style-name="T3">█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58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59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5A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█████</text:span><text:span text:style-name="T1"> </text:span></text:p>
      <text:p text:style-name="P5"><text:span text:style-name="T2"><text:s/></text:span><text:span text:style-name="T3">█</text:span><text:span text:style-name="T1"> <text:s text:c="3"/></text:span><text:span text:style-name="T3">██</text:span><text:span text:style-name="T1"> 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3">██</text:span><text:span text:style-name="T1"> <text:s text:c="3"/></text:span><text:span text:style-name="T3">█</text:span><text:span text:style-name="T1"> </text:span></text:p>
      <text:p text:style-name="P5"><text:span text:style-name="T2"><text:s/></text:span><text:span text:style-name="T3">█████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5B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5B 5B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5B 5B 5B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/></text:span><text:span text:style-name="T3">█</text:span><text:span text:style-name="T1"> </text:span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5C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</text:span><text:span text:style-name="T1"> <text:s text:c="6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6"/></text:span><text:span text:style-name="T3">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5D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5D 5D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5D 5D 5D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<text:soft-page-break/>\k 5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5F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███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0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1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</text:span><text:span text:style-name="T1"> 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1 3C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</text:span><text:span text:style-name="T1"> <text:s/></text:span><text:span text:style-name="T3">█</text:span><text:span text:style-name="T1"> </text:span></text:p>
      <text:p text:style-name="P5"><text:span text:style-name="T2"><text:s/></text:span><text:span text:style-name="T1"><text:s text:c="3"/></text:span><text:span text:style-name="T3">█</text:span><text:span text:style-name="T1"> <text:s/></text:span><text:span text:style-name="T3">█</text:span><text:span text:style-name="T1"> 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3">█</text:span><text:span text:style-name="T1"> <text:s/></text:span><text:span text:style-name="T3">█</text:span><text:span text:style-name="T1"> <text:s text:c="3"/></text:span></text:p>
      <text:p text:style-name="P5"><text:span text:style-name="T2"><text:s/></text:span><text:span text:style-name="T3">█</text:span><text:span text:style-name="T1"> <text:s/></text:span><text:span text:style-name="T3">█</text:span><text:span text:style-name="T1"> <text:s text:c="3"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1 3D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</text:span><text:span text:style-name="T1"> 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1 3E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/text:span><text:span text:style-name="T3">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2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2 3D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3">████</text:span><text:span text:style-name="T1"> <text:s text:c="3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2 3D 24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3">████</text:span><text:span text:style-name="T1"> <text:s text:c="3"/></text:span></text:p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reformatted_20_Text"/>
      <text:p text:style-name="Preformatted_20_Text">\k 62 3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3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3 3C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3 3D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3 3E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4"/></text:span><text:span text:style-name="T3">██</text:span><text:span text:style-name="T1"> </text:span><text:span text:style-name="T3">█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4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</text:span><text:span text:style-name="T1"> 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4 3C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/text:span><text:span text:style-name="T3">█</text:span></text:p>
      <text:p text:style-name="P5"><text:span text:style-name="T2"><text:s/></text:span><text:span text:style-name="T1"><text:s text:c="5"/></text:span><text:span text:style-name="T3">█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4 3D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███</text:span><text:span text:style-name="T1"> </text:span></text:p>
      <text:p text:style-name="P5"><text:span text:style-name="T2"><text:s/></text:span><text:span text:style-name="T3">███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4 3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4"/></text:span><text:span text:style-name="T3">██</text:span><text:span text:style-name="T1"> </text:span><text:span text:style-name="T3">█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</text:span><text:span text:style-name="T1"> 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5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█████</text:span><text:span text:style-name="T1"> 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5 3C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5 3D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3">█████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5 3D 5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3">████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5 3E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5 3E 5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5 5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████</text:span><text:span text:style-name="T1"> <text:s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6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5"><text:span text:style-name="T2"><text:s/></text:span><text:span text:style-name="T1"><text:s text:c="2"/></text:span><text:span text:style-name="T3">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3">██████</text:span><text:span text:style-name="T1"> <text:s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6 3D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</text:span><text:span text:style-name="T1"> <text:s text:c="3"/></text:span></text:p>
      <text:p text:style-name="P5"><text:span text:style-name="T2"><text:s/></text:span><text:span text:style-name="T1"><text:s text:c="3"/></text:span><text:span text:style-name="T3">█</text:span><text:span text:style-name="T1"> <text:s text:c="3"/>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 text:c="3"/></text:span><text:span text:style-name="T3">█</text:span><text:span text:style-name="T1"> <text:s text:c="3"/></text:span></text:p>
      <text:p text:style-name="P5"><text:span text:style-name="T2"><text:s/></text:span><text:span text:style-name="T1"><text:s text:c="3"/></text:span><text:span text:style-name="T3">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7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7 3D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7 3D 5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7 3E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4"/></text:span><text:span text:style-name="T3">██</text:span><text:span text:style-name="T1"> </text:span><text:span text:style-name="T3">█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8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3">███</text:span><text:span text:style-name="T1"> <text:s/>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8 3C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3">███</text:span><text:span text:style-name="T1"> <text:s/>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8 3C 5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3">███</text:span><text:span text:style-name="T1"> <text:s/>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8 3D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/></text:span><text:span text:style-name="T3">███</text:span><text:span text:style-name="T1"> 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8 3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3">█████</text:span><text:span text:style-name="T1"> <text:s text:c="2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3">███</text:span><text:span text:style-name="T1"> <text:s/>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8 5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3">███</text:span><text:span text:style-name="T1"> <text:s/>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9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9 22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9 22 22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9 22 22 22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9 3D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9 3D 5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9 40 30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</text:span><text:span text:style-name="T1"> <text:s/></text:span><text:span text:style-name="T3">██</text:span></text:p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9 40 31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9 40 31 32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███</text:span><text:span text:style-name="T1"> </text:span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9 40 31 33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9 40 31 33 31</text:p>
      <text:p text:style-name="Preformatted_20_Text"/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1"><text:s text:c="2"/></text:span><text:span text:style-name="T3">██</text:span><text:span text:style-name="T1"> <text:s/></text:span><text:span text:style-name="T3">██</text:span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9 40 32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██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9 40 32 31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█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9 40 32 33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3">█████</text:span><text:span text:style-name="T1"> <text:s text:c="2"/></text:span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9 40 33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9 40 33 31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9 40 33 31 33</text:p>
      <text:p text:style-name="Preformatted_20_Text"/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</text:span><text:span text:style-name="T1"> <text:s/></text:span><text:span text:style-name="T3">██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9 40 33 32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3">██</text:span><text:span text:style-name="T1"> <text:s text:c="5"/></text:span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9 40 34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</text:span><text:span text:style-name="T1"> <text:s/></text:span><text:span text:style-name="T3">██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9 5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9 7E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██</text:span><text:span text:style-name="T1"> <text:s/></text:span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A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A 22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</text:span><text:span text:style-name="T1"> <text:s/></text:span><text:span text:style-name="T3">██</text:span></text:p>
      <text:p text:style-name="P5"><text:span text:style-name="T2"><text:s/></text:span><text:span text:style-name="T1"><text:s text:c="2"/></text:span><text:span text:style-name="T3">██</text:span><text:span text:style-name="T1"> <text:s/></text:span><text:span text:style-name="T3">██</text:span></text:p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A 22 22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5"><text:span text:style-name="T2"><text:s/></text:span><text:span text:style-name="T1"><text:s text:c="2"/></text:span><text:span text:style-name="T3">██</text:span><text:span text:style-name="T1"> </text:span><text:span text:style-name="T3">██</text:span><text:span text:style-name="T1"> </text:span></text:p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A 3C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A 3D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3">██</text:span><text:span text:style-name="T1"> 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<text:soft-page-break/>\k 6A 3E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4"/></text:span><text:span text:style-name="T3">██</text:span><text:span text:style-name="T1"> </text:span><text:span text:style-name="T3">█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3">██</text:span><text:span text:style-name="T1"> 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A 5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3">██</text:span><text:span text:style-name="T1"> 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A 7E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██</text:span><text:span text:style-name="T1"> <text:s/></text:span></text:p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B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3">███</text:span><text:span text:style-name="T1"> <text:s/>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B 3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3">███</text:span><text:span text:style-name="T1"> <text:s/>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C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C 3C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C 3D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5"><text:span text:style-name="T2"><text:s/></text:span><text:span text:style-name="T3">██</text:span><text:span text:style-name="T1"> 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C 3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3">██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C 5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D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3">█████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D 3E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3">█████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D 3E 24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3">█████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reformatted_20_Text"/>
      <text:p text:style-name="Preformatted_20_Text">\k 6D 3E 25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3">█████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reformatted_20_Text"/>
      <text:p text:style-name="Preformatted_20_Text">\k 6D 3E 5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D 5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E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/text:span><text:span text:style-name="T3">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E 3C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██</text:span><text:span text:style-name="T1"> <text:s text:c="2"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/text:span><text:span text:style-name="T3">█</text:span></text:p>
      <text:p text:style-name="P5"><text:span text:style-name="T2"><text:s/></text:span><text:span text:style-name="T1"><text:s text:c="5"/></text:span><text:span text:style-name="T3">█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E 3C 24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██</text:span><text:span text:style-name="T1"> <text:s text:c="2"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/text:span><text:span text:style-name="T3">█</text:span></text:p>
      <text:p text:style-name="P5"><text:span text:style-name="T2"><text:s/></text:span><text:span text:style-name="T3">██</text:span><text:span text:style-name="T1"> <text:s text:c="2"/></text:span><text:span text:style-name="T3">███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█</text:span><text:span text:style-name="T1"> <text:s text:c="5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E 3C 25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██</text:span><text:span text:style-name="T1"> <text:s text:c="2"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/text:span><text:span text:style-name="T3">█</text:span></text:p>
      <text:p text:style-name="P5"><text:span text:style-name="T2"><text:s/></text:span><text:span text:style-name="T1"><text:s text:c="5"/></text:span><text:span text:style-name="T3">███</text:span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5"><text:span text:style-name="T2"><text:s/></text:span><text:span text:style-name="T3">██</text:span><text:span text:style-name="T1"> </text:span><text:span text:style-name="T3">██</text:span><text:span text:style-name="T1"> <text:s text:c="2"/></text:span></text:p>
      <text:p text:style-name="P5"><text:span text:style-name="T2"><text:s/></text:span><text:span text:style-name="T3">██</text:span><text:span text:style-name="T1"> 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6"><text:span text:style-name="T4"><text:s/></text:span><text:s text:c="8"/></text:p>
      <text:p text:style-name="Preformatted_20_Text"/>
      <text:p text:style-name="Preformatted_20_Text">\k 6E 3C 5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███</text:span><text:span text:style-name="T1"> <text:s text:c="2"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5"/></text:span><text:span text:style-name="T3">█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E 3D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█</text:span><text:span text:style-name="T1"> </text:span></text:p>
      <text:p text:style-name="P5"><text:span text:style-name="T2"><text:s/></text:span><text:span text:style-name="T1"><text:s text:c="2"/></text:span><text:span text:style-name="T3">██</text:span><text:span text:style-name="T1"> <text:s/></text:span><text:span text:style-name="T3">██</text:span></text:p>
      <text:p text:style-name="P5"><text:span text:style-name="T2"><text:s/></text:span><text:span text:style-name="T1"><text:s text:c="2"/></text:span><text:span text:style-name="T3">██</text:span><text:span text:style-name="T1"> <text:s/></text:span><text:span text:style-name="T3">██</text:span></text:p>
      <text:p text:style-name="P5"><text:span text:style-name="T2"><text:s/></text:span><text:span text:style-name="T1"><text:s text:c="2"/></text:span><text:span text:style-name="T3">██</text:span><text:span text:style-name="T1"> <text:s/></text:span><text:span text:style-name="T3">██</text:span></text:p>
      <text:p text:style-name="P5"><text:span text:style-name="T2"><text:s/></text:span><text:span text:style-name="T1"><text:s text:c="2"/></text:span><text:span text:style-name="T3">██</text:span><text:span text:style-name="T1"> <text:s/></text:span><text:span text:style-name="T3">██</text:span></text:p>
      <text:p text:style-name="P5"><text:span text:style-name="T2"><text:s/></text:span><text:span text:style-name="T1"><text:s text:c="2"/></text:span><text:span text:style-name="T3">██</text:span><text:span text:style-name="T1"> <text:s/></text:span><text:span text:style-name="T3">██</text:span></text:p>
      <text:p text:style-name="P5"><text:span text:style-name="T2"><text:s/></text:span><text:span text:style-name="T1"><text:s text:c="2"/></text:span><text:span text:style-name="T3">██</text:span><text:span text:style-name="T1"> <text:s/></text:span><text:span text:style-name="T3">██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3">█</text:span><text:span text:style-name="T1"> </text:span><text:span text:style-name="T3">██</text:span><text:span text:style-name="T1"> <text:s text:c="3"/></text:span></text:p>
      <text:p text:style-name="P5"><text:span text:style-name="T2"><text:s/></text:span><text:span text:style-name="T3">███</text:span><text:span text:style-name="T1"> <text:s text:c="4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E 3D 24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█</text:span><text:span text:style-name="T1"> </text:span></text:p>
      <text:p text:style-name="P5"><text:span text:style-name="T2"><text:s/></text:span><text:span text:style-name="T1"><text:s text:c="2"/></text:span><text:span text:style-name="T3">██</text:span><text:span text:style-name="T1"> <text:s/></text:span><text:span text:style-name="T3">██</text:span></text:p>
      <text:p text:style-name="P5"><text:span text:style-name="T2"><text:s/></text:span><text:span text:style-name="T1"><text:s text:c="2"/></text:span><text:span text:style-name="T3">██</text:span><text:span text:style-name="T1"> <text:s/></text:span><text:span text:style-name="T3">██</text:span></text:p>
      <text:p text:style-name="P5"><text:span text:style-name="T2"><text:s/></text:span><text:span text:style-name="T1"><text:s text:c="2"/></text:span><text:span text:style-name="T3">██</text:span><text:span text:style-name="T1"> <text:s/></text:span><text:span text:style-name="T3">██</text:span></text:p>
      <text:p text:style-name="P5"><text:span text:style-name="T2"><text:s/></text:span><text:span text:style-name="T1"><text:s text:c="2"/></text:span><text:span text:style-name="T3">██</text:span><text:span text:style-name="T1"> <text:s/></text:span><text:span text:style-name="T3">██</text:span></text:p>
      <text:p text:style-name="P5"><text:span text:style-name="T2"><text:s/></text:span><text:span text:style-name="T1"><text:s text:c="2"/></text:span><text:span text:style-name="T3">██</text:span><text:span text:style-name="T1"> <text:s/></text:span><text:span text:style-name="T3">██</text:span></text:p>
      <text:p text:style-name="P5"><text:span text:style-name="T2"><text:s/></text:span><text:span text:style-name="T1"><text:s text:c="2"/></text:span><text:span text:style-name="T3">██</text:span><text:span text:style-name="T1"> <text:s/></text:span><text:span text:style-name="T3">██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3">█</text:span><text:span text:style-name="T1"> </text:span><text:span text:style-name="T3">██</text:span><text:span text:style-name="T1"> <text:s/></text:span><text:span text:style-name="T3">██</text:span></text:p>
      <text:p text:style-name="P5"><text:span text:style-name="T2"><text:s/></text:span><text:span text:style-name="T3">███</text:span><text:span text:style-name="T1"> <text:s text:c="2"/></text:span><text:span text:style-name="T3">██</text:span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6"/></text:span><text:span text:style-name="T3">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E 3D 25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█</text:span><text:span text:style-name="T1"> </text:span></text:p>
      <text:p text:style-name="P5"><text:span text:style-name="T2"><text:s/></text:span><text:span text:style-name="T1"><text:s text:c="2"/></text:span><text:span text:style-name="T3">██</text:span><text:span text:style-name="T1"> <text:s/></text:span><text:span text:style-name="T3">██</text:span></text:p>
      <text:p text:style-name="P5"><text:span text:style-name="T2"><text:s/></text:span><text:span text:style-name="T1"><text:s text:c="2"/></text:span><text:span text:style-name="T3">██</text:span><text:span text:style-name="T1"> <text:s/></text:span><text:span text:style-name="T3">██</text:span></text:p>
      <text:p text:style-name="P5"><text:span text:style-name="T2"><text:s/></text:span><text:span text:style-name="T1"><text:s text:c="2"/></text:span><text:span text:style-name="T3">██</text:span><text:span text:style-name="T1"> <text:s/></text:span><text:span text:style-name="T3">██</text:span></text:p>
      <text:p text:style-name="P5"><text:span text:style-name="T2"><text:s/></text:span><text:span text:style-name="T1"><text:s text:c="2"/></text:span><text:span text:style-name="T3">██</text:span><text:span text:style-name="T1"> <text:s/></text:span><text:span text:style-name="T3">██</text:span></text:p>
      <text:p text:style-name="P5"><text:span text:style-name="T2"><text:s/></text:span><text:span text:style-name="T1"><text:s text:c="2"/></text:span><text:span text:style-name="T3">██</text:span><text:span text:style-name="T1"> <text:s/></text:span><text:span text:style-name="T3">██</text:span></text:p>
      <text:p text:style-name="P5"><text:span text:style-name="T2"><text:s/></text:span><text:span text:style-name="T1"><text:s text:c="2"/></text:span><text:span text:style-name="T3">██</text:span><text:span text:style-name="T1"> <text:s/></text:span><text:span text:style-name="T3">██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3">█</text:span><text:span text:style-name="T1"> </text:span><text:span text:style-name="T3">██</text:span><text:span text:style-name="T1"> <text:s text:c="3"/></text:span></text:p>
      <text:p text:style-name="P5"><text:span text:style-name="T2"><text:s/></text:span><text:span text:style-name="T3">███</text:span><text:span text:style-name="T1"> <text:s text:c="4"/></text:span></text:p>
      <text:p text:style-name="P5"><text:span text:style-name="T2"><text:s/></text:span><text:span text:style-name="T1"><text:s text:c="4"/></text:span><text:span text:style-name="T3">███</text:span><text:span text:style-name="T1"> </text:span></text:p>
      <text:p text:style-name="P5"><text:span text:style-name="T2"><text:s/></text:span><text:span text:style-name="T1"><text:s text:c="3"/></text:span><text:span text:style-name="T3">██</text:span><text:span text:style-name="T1"> </text:span><text:span text:style-name="T3">██</text:span></text:p>
      <text:p text:style-name="P5"><text:span text:style-name="T2"><text:s/></text:span><text:span text:style-name="T1"><text:s text:c="3"/></text:span><text:span text:style-name="T3">██</text:span><text:span text:style-name="T1"> </text:span><text:span text:style-name="T3">██</text:span></text:p>
      <text:p text:style-name="P5"><text:span text:style-name="T2"><text:s/></text:span><text:span text:style-name="T1"><text:s text:c="4"/></text:span><text:span text:style-name="T3">███</text:span><text:span text:style-name="T1"> </text:span></text:p>
      <text:p text:style-name="P6"><text:span text:style-name="T4"><text:s/></text:span><text:s text:c="8"/></text:p>
      <text:p text:style-name="Preformatted_20_Text"/>
      <text:p text:style-name="Preformatted_20_Text">\k 6E 3D 5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█</text:span><text:span text:style-name="T1"> </text:span></text:p>
      <text:p text:style-name="P5"><text:span text:style-name="T2"><text:s/></text:span><text:span text:style-name="T1"><text:s text:c="2"/></text:span><text:span text:style-name="T3">██</text:span><text:span text:style-name="T1"> <text:s/></text:span><text:span text:style-name="T3">██</text:span></text:p>
      <text:p text:style-name="P5"><text:span text:style-name="T2"><text:s/></text:span><text:span text:style-name="T1"><text:s text:c="2"/></text:span><text:span text:style-name="T3">██</text:span><text:span text:style-name="T1"> <text:s/></text:span><text:span text:style-name="T3">██</text:span></text:p>
      <text:p text:style-name="P5"><text:span text:style-name="T2"><text:s/></text:span><text:span text:style-name="T1"><text:s text:c="2"/></text:span><text:span text:style-name="T3">██</text:span><text:span text:style-name="T1"> <text:s/></text:span><text:span text:style-name="T3">██</text:span></text:p>
      <text:p text:style-name="P5"><text:span text:style-name="T2"><text:s/></text:span><text:span text:style-name="T1"><text:s text:c="2"/></text:span><text:span text:style-name="T3">██</text:span><text:span text:style-name="T1"> <text:s/></text:span><text:span text:style-name="T3">██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3">███</text:span><text:span text:style-name="T1"> <text:s text:c="4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E 3E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/text:span><text:span text:style-name="T3">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E 3E 24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/text:span><text:span text:style-name="T3">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reformatted_20_Text"/>
      <text:p text:style-name="Preformatted_20_Text">\k 6E 3E 25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/text:span><text:span text:style-name="T3">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reformatted_20_Text"/>
      <text:p text:style-name="Preformatted_20_Text">\k 6E 3E 5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/text:span><text:span text:style-name="T3">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E 3E 5E 40</text:p>
      <text:p text:style-name="P1"/>
      <text:p text:style-name="P5"><text:span text:style-name="T2"><text:s/></text:span><text:span text:style-name="T1"><text:s text:c="5"/></text:span><text:span text:style-name="T3">███</text:span></text:p>
      <text:p text:style-name="P5"><text:span text:style-name="T2"><text:s/></text:span><text:span text:style-name="T3">██</text:span><text:span text:style-name="T1"> </text:span><text:span text:style-name="T3">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E 5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/text:span><text:span text:style-name="T3">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F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F 3C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F 3D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/text:span><text:span text:style-name="T3">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F 3E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/></text:span><text:span text:style-name="T3">█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F 3E 5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6F 5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0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/text:span><text:span text:style-name="T3">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3">████</text:span><text:span text:style-name="T1"> <text:s text:c="3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0 3D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</text:span><text:span text:style-name="T1"> <text:s text:c="4"/></text:span><text:span text:style-name="T3">█</text:span><text:span text:style-name="T1"> </text:span></text:p>
      <text:p text:style-name="P5"><text:span text:style-name="T2"><text:s/></text:span><text:span text:style-name="T3">█</text:span><text:span text:style-name="T1"> <text:s text:c="4"/></text:span><text:span text:style-name="T3">█</text:span><text:span text:style-name="T1"> </text:span></text:p>
      <text:p text:style-name="P5"><text:span text:style-name="T2"><text:s/></text:span><text:span text:style-name="T3">█</text:span><text:span text:style-name="T1"> <text:s/></text:span><text:span text:style-name="T3">█</text:span><text:span text:style-name="T1"> <text:s/></text:span><text:span text:style-name="T3">█</text:span><text:span text:style-name="T1"> </text:span></text:p>
      <text:p text:style-name="P5"><text:span text:style-name="T2"><text:s/></text:span><text:span text:style-name="T3">█</text:span><text:span text:style-name="T1"> <text:s/></text:span><text:span text:style-name="T3">█</text:span><text:span text:style-name="T1"> <text:s/></text:span><text:span text:style-name="T3">█</text:span><text:span text:style-name="T1"> </text:span></text:p>
      <text:p text:style-name="P5"><text:span text:style-name="T2"><text:s/></text:span><text:span text:style-name="T3">█</text:span><text:span text:style-name="T1"> <text:s text:c="4"/></text:span><text:span text:style-name="T3">█</text:span><text:span text:style-name="T1"> </text:span></text:p>
      <text:p text:style-name="P5"><text:span text:style-name="T2"><text:s/></text:span><text:span text:style-name="T3">█</text:span><text:span text:style-name="T1"> <text:s text:c="4"/></text:span><text:span text:style-name="T3">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0 3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3">████</text:span><text:span text:style-name="T1"> <text:s text:c="3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1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1 3E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4"/></text:span><text:span text:style-name="T3">██</text:span><text:span text:style-name="T1"> </text:span><text:span text:style-name="T3">█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2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/text:span><text:span text:style-name="T3">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3">████</text:span><text:span text:style-name="T1"> <text:s text:c="3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2 3C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/text:span><text:span text:style-name="T3">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2 3D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██</text:span><text:span text:style-name="T1"> 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</text:span><text:span text:style-name="T1"> 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2 3E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3">████</text:span><text:span text:style-name="T1"> <text:s text:c="3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3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3 3C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████</text:span><text:span text:style-name="T1"> <text:s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█</text:span><text:span text:style-name="T1"> 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3 3D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4"/></text:span><text:span text:style-name="T3">███</text:span><text:span text:style-name="T1"> </text:span></text:p>
      <text:p text:style-name="P5"><text:span text:style-name="T2"><text:s/></text:span><text:span text:style-name="T1"><text:s text:c="3"/></text:span><text:span text:style-name="T3">██</text:span><text:span text:style-name="T1"> </text:span><text:span text:style-name="T3">██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3">██</text:span><text:span text:style-name="T1"> 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4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3">██████</text:span><text:span text:style-name="T1"> <text:s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4 3C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3">██████</text:span><text:span text:style-name="T1"> <text:s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4 3D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███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4 3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/text:span><text:span text:style-name="T3">█</text:span><text:span text:style-name="T1"> <text:s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3">██████</text:span><text:span text:style-name="T1"> <text:s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4 7E 7E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█</text:span><text:span text:style-name="T1"> </text:span><text:span text:style-name="T3">██</text:span></text:p>
      <text:p text:style-name="P5"><text:span text:style-name="T2"><text:s/></text:span><text:span text:style-name="T3">██</text:span><text:span text:style-name="T1"> </text:span><text:span text:style-name="T3">████</text:span><text:span text:style-name="T1"> 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/text:span><text:span text:style-name="T3">██</text:span></text:p>
      <text:p text:style-name="P5"><text:span text:style-name="T2"><text:s/></text:span><text:span text:style-name="T1"><text:s text:c="4"/></text:span><text:span text:style-name="T3">█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5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</text:span><text:span text:style-name="T1"> 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5 3C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5 3C 5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5 3D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███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5 3D 5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5 3E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5 5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</text:span><text:span text:style-name="T1"> 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6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</text:span><text:span text:style-name="T1"> <text:s text:c="3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6 3D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7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</text:span><text:span text:style-name="T1"> <text:s text:c="4"/></text:span><text:span text:style-name="T3">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 text:c="2"/></text:span><text:span text:style-name="T3">█</text:span><text:span text:style-name="T1"> </text:span><text:span text:style-name="T3">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<text:soft-page-break/>\k 77 3C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7 3D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</text:span><text:span text:style-name="T1"> </text:span><text:span text:style-name="T3">█</text:span><text:span text:style-name="T1"> <text:s text:c="2"/>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</text:span><text:span text:style-name="T1"> <text:s text:c="4"/></text:span><text:span text:style-name="T3">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7 3E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███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7 5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</text:span><text:span text:style-name="T1"> <text:s text:c="4"/></text:span><text:span text:style-name="T3">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 text:c="2"/></text:span><text:span text:style-name="T3">█</text:span><text:span text:style-name="T1"> </text:span><text:span text:style-name="T3">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8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8 3D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5"><text:span text:style-name="T2"><text:s/></text:span><text:span text:style-name="T3">██</text:span><text:span text:style-name="T1"> </text:span><text:span text:style-name="T3">██</text:span><text:span text:style-name="T1"> <text:s text:c="2"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9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</text:span><text:span text:style-name="T1"> <text:s text:c="2"/></text:span><text:span text:style-name="T3">██</text:span></text:p>
      <text:p text:style-name="P5"><text:span text:style-name="T2"><text:s/></text:span><text:span text:style-name="T1"><text:s/></text:span><text:span text:style-name="T3">██</text:span><text:span text:style-name="T1"> <text:s text:c="2"/></text:span><text:span text:style-name="T3">██</text:span></text:p>
      <text:p text:style-name="P5"><text:span text:style-name="T2"><text:s/></text:span><text:span text:style-name="T1"><text:s text:c="2"/></text:span><text:span text:style-name="T3">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3">██</text:span><text:span text:style-name="T1"> 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9 24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</text:span><text:span text:style-name="T1"> <text:s text:c="2"/></text:span><text:span text:style-name="T3">██</text:span></text:p>
      <text:p text:style-name="P5"><text:span text:style-name="T2"><text:s/></text:span><text:span text:style-name="T1"><text:s/></text:span><text:span text:style-name="T3">██</text:span><text:span text:style-name="T1"> <text:s text:c="2"/></text:span><text:span text:style-name="T3">██</text:span></text:p>
      <text:p text:style-name="P5"><text:span text:style-name="T2"><text:s/></text:span><text:span text:style-name="T1"><text:s text:c="2"/></text:span><text:span text:style-name="T3">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3">██</text:span><text:span text:style-name="T1"> 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reformatted_20_Text"/>
      <text:p text:style-name="Preformatted_20_Text">\k 79 24 24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</text:span><text:span text:style-name="T1"> <text:s text:c="2"/></text:span><text:span text:style-name="T3">██</text:span></text:p>
      <text:p text:style-name="P5"><text:span text:style-name="T2"><text:s/></text:span><text:span text:style-name="T1"><text:s/></text:span><text:span text:style-name="T3">██</text:span><text:span text:style-name="T1"> <text:s text:c="2"/></text:span><text:span text:style-name="T3">██</text:span></text:p>
      <text:p text:style-name="P5"><text:span text:style-name="T2"><text:s/></text:span><text:span text:style-name="T1"><text:s text:c="2"/></text:span><text:span text:style-name="T3">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3">██</text:span><text:span text:style-name="T1"> 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9 24 24 24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</text:span><text:span text:style-name="T1"> <text:s text:c="2"/></text:span><text:span text:style-name="T3">██</text:span></text:p>
      <text:p text:style-name="P5"><text:span text:style-name="T2"><text:s/></text:span><text:span text:style-name="T1"><text:s/></text:span><text:span text:style-name="T3">██</text:span><text:span text:style-name="T1"> <text:s text:c="2"/></text:span><text:span text:style-name="T3">██</text:span></text:p>
      <text:p text:style-name="P5"><text:span text:style-name="T2"><text:s/></text:span><text:span text:style-name="T1"><text:s text:c="2"/></text:span><text:span text:style-name="T3">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3">██</text:span><text:span text:style-name="T1"> 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9 25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</text:span><text:span text:style-name="T1"> <text:s text:c="2"/></text:span><text:span text:style-name="T3">██</text:span></text:p>
      <text:p text:style-name="P5"><text:span text:style-name="T2"><text:s/></text:span><text:span text:style-name="T1"><text:s/></text:span><text:span text:style-name="T3">██</text:span><text:span text:style-name="T1"> <text:s text:c="2"/></text:span><text:span text:style-name="T3">██</text:span></text:p>
      <text:p text:style-name="P5"><text:span text:style-name="T2"><text:s/></text:span><text:span text:style-name="T1"><text:s text:c="2"/></text:span><text:span text:style-name="T3">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3">██</text:span><text:span text:style-name="T1"> 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reformatted_20_Text"/>
      <text:p text:style-name="Preformatted_20_Text">\k 79 25 25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</text:span><text:span text:style-name="T1"> <text:s text:c="2"/></text:span><text:span text:style-name="T3">██</text:span></text:p>
      <text:p text:style-name="P5"><text:span text:style-name="T2"><text:s/></text:span><text:span text:style-name="T1"><text:s/></text:span><text:span text:style-name="T3">██</text:span><text:span text:style-name="T1"> <text:s text:c="2"/></text:span><text:span text:style-name="T3">██</text:span></text:p>
      <text:p text:style-name="P5"><text:span text:style-name="T2"><text:s/></text:span><text:span text:style-name="T1"><text:s text:c="2"/></text:span><text:span text:style-name="T3">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3">██</text:span><text:span text:style-name="T1"> 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6"><text:span text:style-name="T4"><text:s/></text:span><text:s text:c="8"/></text:p>
      <text:p text:style-name="Preformatted_20_Text"/>
      <text:p text:style-name="Preformatted_20_Text">\k 79 25 25 25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</text:span><text:span text:style-name="T1"> <text:s text:c="2"/></text:span><text:span text:style-name="T3">██</text:span></text:p>
      <text:p text:style-name="P5"><text:span text:style-name="T2"><text:s/></text:span><text:span text:style-name="T1"><text:s/></text:span><text:span text:style-name="T3">██</text:span><text:span text:style-name="T1"> <text:s text:c="2"/></text:span><text:span text:style-name="T3">██</text:span></text:p>
      <text:p text:style-name="P5"><text:span text:style-name="T2"><text:s/></text:span><text:span text:style-name="T1"><text:s text:c="2"/></text:span><text:span text:style-name="T3">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3">██</text:span><text:span text:style-name="T1"> 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9 3D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9 3D 5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9 5E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</text:span><text:span text:style-name="T1"> <text:s text:c="2"/></text:span><text:span text:style-name="T3">██</text:span></text:p>
      <text:p text:style-name="P5"><text:span text:style-name="T2"><text:s/></text:span><text:span text:style-name="T1"><text:s text:c="2"/></text:span><text:span text:style-name="T3">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 text:c="2"/></text:span><text:span text:style-name="T3">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5"><text:span text:style-name="T2"><text:s/></text:span><text:span text:style-name="T1"><text:s text:c="3"/></text:span><text:span text:style-name="T3">███</text:span><text:span text:style-name="T1"> <text:s/></text:span></text:p>
      <text:p text:style-name="P5"><text:span text:style-name="T2"><text:s/></text:span><text:span text:style-name="T3">██</text:span><text:span text:style-name="T1"> 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A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████</text:span><text:span text:style-name="T1"> </text:span></text:p>
      <text:p text:style-name="P5"><text:span text:style-name="T2"><text:s/></text:span><text:span text:style-name="T3">█</text:span><text:span text:style-name="T1"> <text:s text:c="2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3">██</text:span><text:span text:style-name="T1"> <text:s text:c="3"/></text:span><text:span text:style-name="T3">█</text:span><text:span text:style-name="T1"> </text:span></text:p>
      <text:p text:style-name="P5"><text:span text:style-name="T2"><text:s/></text:span><text:span text:style-name="T3">█████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A 3C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████</text:span><text:span text:style-name="T1"> </text:span></text:p>
      <text:p text:style-name="P5"><text:span text:style-name="T2"><text:s/></text:span><text:span text:style-name="T3">█</text:span><text:span text:style-name="T1"> <text:s text:c="2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3">██</text:span><text:span text:style-name="T1"> <text:s text:c="3"/></text:span><text:span text:style-name="T3">█</text:span><text:span text:style-name="T1"> </text:span></text:p>
      <text:p text:style-name="P5"><text:span text:style-name="T2"><text:s/></text:span><text:span text:style-name="T3">███████</text:span><text:span text:style-name="T1"> 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/text:span><text:span text:style-name="T3">█</text:span></text:p>
      <text:p text:style-name="P5"><text:span text:style-name="T2"><text:s/></text:span><text:span text:style-name="T1"><text:s text:c="5"/></text:span><text:span text:style-name="T3">█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A 3D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████</text:span><text:span text:style-name="T1"> </text:span></text:p>
      <text:p text:style-name="P5"><text:span text:style-name="T2"><text:s/></text:span><text:span text:style-name="T3">█</text:span><text:span text:style-name="T1"> <text:s text:c="2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A 3D 24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████</text:span><text:span text:style-name="T1"> </text:span></text:p>
      <text:p text:style-name="P5"><text:span text:style-name="T2"><text:s/></text:span><text:span text:style-name="T3">█</text:span><text:span text:style-name="T1"> <text:s text:c="2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</text:span><text:span text:style-name="T1"> <text:s text:c="2"/></text:span></text:p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reformatted_20_Text"/>
      <text:p text:style-name="Preformatted_20_Text">\k 7A 3E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████</text:span><text:span text:style-name="T1"> </text:span></text:p>
      <text:p text:style-name="P5"><text:span text:style-name="T2"><text:s/></text:span><text:span text:style-name="T3">█</text:span><text:span text:style-name="T1"> <text:s text:c="2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/text:span><text:span text:style-name="T3">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█████</text:span><text:span text:style-name="T1"> 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B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██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B 7B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text:s text:c="2"/></text:span><text:span text:style-name="T3">██</text:span><text:span text:style-name="T1"> </text:span></text:p>
      <text:p text:style-name="P5"><text:span text:style-name="T2"><text:s/></text:span><text:span text:style-name="T3">█████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B 7B 7B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text:s/>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4">\k 7B 7B 7B 7B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</text:span><text:span text:style-name="T1"> </text:span><text:span text:style-name="T3">███</text:span><text:span text:style-name="T1"> 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</text:span><text:span text:style-name="T1"> <text:s text:c="3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C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D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D 7D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E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E 7E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</text:span><text:span text:style-name="T1"> </text:span><text:span text:style-name="T3">██</text:span></text:p>
      <text:p text:style-name="P5"><text:span text:style-name="T2"><text:s/></text:span><text:span text:style-name="T3">██</text:span><text:span text:style-name="T1"> </text:span><text:span text:style-name="T3">██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7E 7E 7E</text:p>
      <text:p text:style-name="Preformatted_20_Text">\s 8</text:p>
      <text:p text:style-name="P5"><text:span text:style-name="T2"><text:s/></text:span><text:span text:style-name="T1"><text:s/></text:span><text:span text:style-name="T3">█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3">██</text:span><text:span text:style-name="T1"> </text:span><text:span text:style-name="T3">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AE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</text:span><text:span text:style-name="T1"> </text:span><text:span text:style-name="T3">██</text:span></text:p>
      <text:p text:style-name="P5"><text:span text:style-name="T2"><text:s/></text:span><text:span text:style-name="T1"><text:s text:c="2"/></text:span><text:span text:style-name="T3">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 text:c="2"/></text:span><text:span text:style-name="T3">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 text:c="3"/></text:span><text:span text:style-name="T3">██</text:span><text:span text:style-name="T1"> </text:span><text:span text:style-name="T3">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AF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1"><text:s text:c="2"/></text:span><text:span text:style-name="T3">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 text:c="3"/></text:span><text:span text:style-name="T3">██</text:span><text:span text:style-name="T1"> </text:span><text:span text:style-name="T3">██</text:span></text:p>
      <text:p text:style-name="P5"><text:span text:style-name="T2"><text:s/></text:span><text:span text:style-name="T1"><text:s text:c="2"/></text:span><text:span text:style-name="T3">██</text:span><text:span text:style-name="T1"> </text:span><text:span text:style-name="T3">██</text:span><text:span text:style-name="T1"> </text:span></text:p>
      <text:p text:style-name="P5"><text:span text:style-name="T2"><text:s/></text:span><text:span text:style-name="T1"><text:s/></text:span><text:span text:style-name="T3">██</text:span><text:span text:style-name="T1"> </text:span><text:span text:style-name="T3">██</text:span><text:span text:style-name="T1"> <text:s/></text:span></text:p>
      <text:p text:style-name="P5"><text:span text:style-name="T2"><text:s/></text:span><text:span text:style-name="T3">██</text:span><text:span text:style-name="T1"> </text:span><text:span text:style-name="T3">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B3</text:p>
      <text:p text:style-name="P1"/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reformatted_20_Text"/>
      <text:p text:style-name="Preformatted_20_Text">\k B4</text:p>
      <text:p text:style-name="P1"/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3">██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reformatted_20_Text"/>
      <text:p text:style-name="Preformatted_20_Text">\k BF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reformatted_20_Text"/>
      <text:p text:style-name="Preformatted_20_Text">\k C0</text:p>
      <text:p text:style-name="P1"/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█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C1</text:p>
      <text:p text:style-name="P1"/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3">██████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C2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█████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reformatted_20_Text"/>
      <text:p text:style-name="Preformatted_20_Text">\k C3</text:p>
      <text:p text:style-name="P1"/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███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reformatted_20_Text"/>
      <text:p text:style-name="Preformatted_20_Text">\k C4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███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C5</text:p>
      <text:p text:style-name="P1"/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3">████████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reformatted_20_Text"/>
      <text:p text:style-name="Preformatted_20_Text">\k D9</text:p>
      <text:p text:style-name="P1"/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3">███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DA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███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reformatted_20_Text"/>
      <text:p text:style-name="Preformatted_20_Text">\k F0</text:p>
      <text:p text:style-name="P1"/>
      <text:p text:style-name="P6"><text:span text:style-name="T4"><text:s/></text:span><text:s text:c="8"/></text:p>
      <text:p text:style-name="P5"><text:span text:style-name="T2"><text:s/></text:span><text:span text:style-name="T3">█</text:span><text:span text:style-name="T1"> </text:span><text:span text:style-name="T3">█</text:span><text:span text:style-name="T1"> </text:span><text:span text:style-name="T3">█</text:span><text:span text:style-name="T1"> </text:span><text:span text:style-name="T3">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</text:span><text:span text:style-name="T1"> </text:span><text:span text:style-name="T3">█</text:span><text:span text:style-name="T1"> </text:span><text:span text:style-name="T3">█</text:span><text:span text:style-name="T1"> </text:span><text:span text:style-name="T3">█</text:span><text:span text:style-name="T1"> </text:span></text:p>
      <text:p text:style-name="Preformatted_20_Text"/>
      <text:p text:style-name="Preformatted_20_Text">\k F1 F1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█████</text:span></text:p>
      <text:p text:style-name="P6"><text:span text:style-name="T4"><text:s/></text:span><text:s text:c="8"/></text:p>
      <text:p text:style-name="Preformatted_20_Text"/>
      <text:p text:style-name="Preformatted_20_Text">\k F1 F2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5"/></text:span><text:span text:style-name="T3">███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3">███</text:span><text:span text:style-name="T1"> <text:s text:c="4"/></text:span></text:p>
      <text:p text:style-name="P6"><text:span text:style-name="T4"><text:s/></text:span><text:s text:c="8"/></text:p>
      <text:p text:style-name="Preformatted_20_Text"/>
      <text:p text:style-name="Preformatted_20_Text">\k F1 F3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4"/></text:span><text:span text:style-name="T3">███</text:span><text:span text:style-name="T1"> 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5"><text:span text:style-name="T2"><text:s/></text:span><text:span text:style-name="T3">██</text:span><text:span text:style-name="T1"> <text:s text:c="5"/></text:span></text:p>
      <text:p text:style-name="P6"><text:span text:style-name="T4"><text:s/></text:span><text:s text:c="8"/></text:p>
      <text:p text:style-name="Preformatted_20_Text"/>
      <text:p text:style-name="Preformatted_20_Text">\k F1 F4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3">██</text:span><text:span text:style-name="T1"> <text:s text:c="5"/></text:span></text:p>
      <text:p text:style-name="P6"><text:span text:style-name="T4"><text:s/></text:span><text:s text:c="8"/></text:p>
      <text:p text:style-name="Preformatted_20_Text"/>
      <text:p text:style-name="Preformatted_20_Text">\k F1 F5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7"/></text:span><text:span text:style-name="T3">█</text:span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</text:span><text:span text:style-name="T1"> <text:s text:c="6"/></text:span></text:p>
      <text:p text:style-name="P6"><text:span text:style-name="T4"><text:s/></text:span><text:s text:c="8"/></text:p>
      <text:p text:style-name="Preformatted_20_Text"/>
      <text:p text:style-name="Preformatted_20_Text">\k F1 F6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7"/></text:span><text:span text:style-name="T3">█</text:span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5"/></text:span><text:span text:style-name="T3">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</text:span><text:span text:style-name="T1"> <text:s text:c="6"/></text:span></text:p>
      <text:p text:style-name="P6"><text:span text:style-name="T4"><text:s/></text:span><text:s text:c="8"/></text:p>
      <text:p text:style-name="Preformatted_20_Text"/>
      <text:p text:style-name="Preformatted_20_Text">\k F1 F7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7"/></text:span><text:span text:style-name="T3">█</text:span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6"/></text:span><text:span text:style-name="T3">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</text:span><text:span text:style-name="T1"> <text:s text:c="5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</text:span><text:span text:style-name="T1"> <text:s text:c="6"/></text:span></text:p>
      <text:p text:style-name="P6"><text:span text:style-name="T4"><text:s/></text:span><text:s text:c="8"/></text:p>
      <text:p text:style-name="Preformatted_20_Text"/>
      <text:p text:style-name="Preformatted_20_Text">\k F1 F8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7"/></text:span><text:span text:style-name="T3">█</text:span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6"/></text:span><text:span text:style-name="T3">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5"/></text:span><text:span text:style-name="T3">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</text:span><text:span text:style-name="T1"> <text:s text:c="5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</text:span><text:span text:style-name="T1"> <text:s text:c="6"/></text:span></text:p>
      <text:p text:style-name="P6"><text:span text:style-name="T4"><text:s/></text:span><text:s text:c="8"/></text:p>
      <text:p text:style-name="Preformatted_20_Text"/>
      <text:p text:style-name="Preformatted_20_Text">\k F1 F9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7"/></text:span><text:span text:style-name="T3">█</text:span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6"/></text:span><text:span text:style-name="T3">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5"/></text:span><text:span text:style-name="T3">█</text:span><text:span text:style-name="T1"> <text:s/></text:span></text:p>
      <text:p text:style-name="P5"><text:span text:style-name="T2"><text:s/></text:span><text:span text:style-name="T1"><text:s text:c="5"/></text:span><text:span text:style-name="T3">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</text:span><text:span text:style-name="T1"> <text:s text:c="4"/></text:span></text:p>
      <text:p text:style-name="P5"><text:span text:style-name="T2"><text:s/></text:span><text:span text:style-name="T1"><text:s text:c="2"/></text:span><text:span text:style-name="T3">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</text:span><text:span text:style-name="T1"> <text:s text:c="5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</text:span><text:span text:style-name="T1"> <text:s text:c="6"/></text:span></text:p>
      <text:p text:style-name="P6"><text:span text:style-name="T4"><text:s/></text:span><text:s text:c="8"/></text:p>
      <text:p text:style-name="Preformatted_20_Text"/>
      <text:p text:style-name="Preformatted_20_Text">\k F2 F1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 text:c="5"/></text:span><text:span text:style-name="T3">███</text:span></text:p>
      <text:p text:style-name="P6"><text:span text:style-name="T4"><text:s/></text:span><text:s text:c="8"/></text:p>
      <text:p text:style-name="Preformatted_20_Text"/>
      <text:p text:style-name="Preformatted_20_Text">\k F2 F2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███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2 F3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5"/></text:span><text:span text:style-name="T3">███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3">███</text:span><text:span text:style-name="T1"> <text:s text:c="4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2 F4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4"/></text:span><text:span text:style-name="T3">███</text:span><text:span text:style-name="T1"> 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5"><text:span text:style-name="T2"><text:s/></text:span><text:span text:style-name="T3">██</text:span><text:span text:style-name="T1"> <text:s text:c="5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2 F5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3">██</text:span><text:span text:style-name="T1"> <text:s text:c="5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2 F6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7"/></text:span><text:span text:style-name="T3">█</text:span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</text:span><text:span text:style-name="T1"> <text:s text:c="6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2 F7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7"/></text:span><text:span text:style-name="T3">█</text:span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5"/></text:span><text:span text:style-name="T3">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</text:span><text:span text:style-name="T1"> <text:s text:c="6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2 F8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7"/></text:span><text:span text:style-name="T3">█</text:span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6"/></text:span><text:span text:style-name="T3">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</text:span><text:span text:style-name="T1"> <text:s text:c="5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</text:span><text:span text:style-name="T1"> <text:s text:c="6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2 F9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7"/></text:span><text:span text:style-name="T3">█</text:span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6"/></text:span><text:span text:style-name="T3">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5"/></text:span><text:span text:style-name="T3">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</text:span><text:span text:style-name="T1"> <text:s text:c="5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</text:span><text:span text:style-name="T1"> <text:s text:c="6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3 F1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█</text:span><text:span text:style-name="T1"> </text:span></text:p>
      <text:p text:style-name="P5"><text:span text:style-name="T2"><text:s/></text:span><text:span text:style-name="T1"><text:s text:c="6"/></text:span><text:span text:style-name="T3">██</text:span></text:p>
      <text:p text:style-name="P6"><text:span text:style-name="T4"><text:s/></text:span><text:s text:c="8"/></text:p>
      <text:p text:style-name="Preformatted_20_Text"/>
      <text:p text:style-name="Preformatted_20_Text"><text:soft-page-break/>\k F3 F2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 text:c="5"/></text:span><text:span text:style-name="T3">█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3 F3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███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3 F4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5"/></text:span><text:span text:style-name="T3">███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3">███</text:span><text:span text:style-name="T1"> <text:s text:c="4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3 F5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4"/></text:span><text:span text:style-name="T3">███</text:span><text:span text:style-name="T1"> 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5"><text:span text:style-name="T2"><text:s/></text:span><text:span text:style-name="T3">██</text:span><text:span text:style-name="T1"> <text:s text:c="5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3 F6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3">██</text:span><text:span text:style-name="T1"> <text:s text:c="5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3 F7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7"/></text:span><text:span text:style-name="T3">█</text:span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</text:span><text:span text:style-name="T1"> <text:s text:c="6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3 F8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7"/></text:span><text:span text:style-name="T3">█</text:span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5"/></text:span><text:span text:style-name="T3">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</text:span><text:span text:style-name="T1"> <text:s text:c="6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3 F9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7"/></text:span><text:span text:style-name="T3">█</text:span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6"/></text:span><text:span text:style-name="T3">█</text:span><text:span text:style-name="T1"> 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4"/></text:span><text:span text:style-name="T3">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</text:span><text:span text:style-name="T1"> <text:s text:c="5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</text:span><text:span text:style-name="T1"> <text:s text:c="6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4 F1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6"/></text:span><text:span text:style-name="T3">██</text:span></text:p>
      <text:p text:style-name="P6"><text:span text:style-name="T4"><text:s/></text:span><text:s text:c="8"/></text:p>
      <text:p text:style-name="Preformatted_20_Text"/>
      <text:p text:style-name="Preformatted_20_Text">\k F4 F2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█</text:span><text:span text:style-name="T1"> </text:span></text:p>
      <text:p text:style-name="P5"><text:span text:style-name="T2"><text:s/></text:span><text:span text:style-name="T1"><text:s text:c="6"/></text:span><text:span text:style-name="T3">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4 F3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 text:c="5"/></text:span><text:span text:style-name="T3">█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4 F4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███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4 F5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5"/></text:span><text:span text:style-name="T3">███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3">███</text:span><text:span text:style-name="T1"> <text:s text:c="4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4 F6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4"/></text:span><text:span text:style-name="T3">███</text:span><text:span text:style-name="T1"> 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5"><text:span text:style-name="T2"><text:s/></text:span><text:span text:style-name="T3">██</text:span><text:span text:style-name="T1"> <text:s text:c="5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4 F7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3">██</text:span><text:span text:style-name="T1"> <text:s text:c="5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4 F8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7"/></text:span><text:span text:style-name="T3">█</text:span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</text:span><text:span text:style-name="T1"> <text:s text:c="6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4 F9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7"/></text:span><text:span text:style-name="T3">█</text:span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5"/></text:span><text:span text:style-name="T3">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</text:span><text:span text:style-name="T1"> <text:s text:c="4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</text:span><text:span text:style-name="T1"> <text:s text:c="6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5 F1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</text:span><text:span text:style-name="T1"> <text:s text:c="6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7"/></text:span><text:span text:style-name="T3">█</text:span></text:p>
      <text:p text:style-name="P6"><text:span text:style-name="T4"><text:s/></text:span><text:s text:c="8"/></text:p>
      <text:p text:style-name="Preformatted_20_Text"/>
      <text:p text:style-name="Preformatted_20_Text">\k F5 F2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6"/></text:span><text:span text:style-name="T3">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5 F3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█</text:span><text:span text:style-name="T1"> </text:span></text:p>
      <text:p text:style-name="P5"><text:span text:style-name="T2"><text:s/></text:span><text:span text:style-name="T1"><text:s text:c="6"/></text:span><text:span text:style-name="T3">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5 F4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 text:c="5"/></text:span><text:span text:style-name="T3">█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5 F5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███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5 F6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5"/></text:span><text:span text:style-name="T3">███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3">███</text:span><text:span text:style-name="T1"> <text:s text:c="4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5 F7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4"/></text:span><text:span text:style-name="T3">███</text:span><text:span text:style-name="T1"> 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5"><text:span text:style-name="T2"><text:s/></text:span><text:span text:style-name="T3">██</text:span><text:span text:style-name="T1"> <text:s text:c="5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5 F8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3">██</text:span><text:span text:style-name="T1"> <text:s text:c="5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5 F9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7"/></text:span><text:span text:style-name="T3">█</text:span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3">█</text:span><text:span text:style-name="T1"> <text:s text:c="6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6 F1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</text:span><text:span text:style-name="T1"> <text:s text:c="6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5"/></text:span><text:span text:style-name="T3">█</text:span><text:span text:style-name="T1"> <text:s/>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7"/></text:span><text:span text:style-name="T3">█</text:span></text:p>
      <text:p text:style-name="P6"><text:span text:style-name="T4"><text:s/></text:span><text:s text:c="8"/></text:p>
      <text:p text:style-name="Preformatted_20_Text"/>
      <text:p text:style-name="Preformatted_20_Text">\k F6 F2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</text:span><text:span text:style-name="T1"> <text:s text:c="6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7"/></text:span><text:span text:style-name="T3">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6 F3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6"/></text:span><text:span text:style-name="T3">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6 F4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█</text:span><text:span text:style-name="T1"> </text:span></text:p>
      <text:p text:style-name="P5"><text:span text:style-name="T2"><text:s/></text:span><text:span text:style-name="T1"><text:s text:c="6"/></text:span><text:span text:style-name="T3">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6 F5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 text:c="5"/></text:span><text:span text:style-name="T3">█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6 F6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███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6 F7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5"/></text:span><text:span text:style-name="T3">███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3">███</text:span><text:span text:style-name="T1"> <text:s text:c="4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6 F8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4"/></text:span><text:span text:style-name="T3">███</text:span><text:span text:style-name="T1"> 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5"><text:span text:style-name="T2"><text:s/></text:span><text:span text:style-name="T3">██</text:span><text:span text:style-name="T1"> <text:s text:c="5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6 F9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3">██</text:span><text:span text:style-name="T1"> <text:s text:c="5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7 F1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</text:span><text:span text:style-name="T1"> <text:s text:c="6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1"><text:s/></text:span><text:span text:style-name="T3">█</text:span><text:span text:style-name="T1"> <text:s text:c="5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6"/></text:span><text:span text:style-name="T3">█</text:span><text:span text:style-name="T1"> </text:span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7"/></text:span><text:span text:style-name="T3">█</text:span></text:p>
      <text:p text:style-name="P6"><text:span text:style-name="T4"><text:s/></text:span><text:s text:c="8"/></text:p>
      <text:p text:style-name="Preformatted_20_Text"/>
      <text:p text:style-name="Preformatted_20_Text">\k F7 F2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</text:span><text:span text:style-name="T1"> <text:s text:c="6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5"/></text:span><text:span text:style-name="T3">█</text:span><text:span text:style-name="T1"> <text:s/>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7"/></text:span><text:span text:style-name="T3">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7 F3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</text:span><text:span text:style-name="T1"> <text:s text:c="6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7"/></text:span><text:span text:style-name="T3">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7 F4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6"/></text:span><text:span text:style-name="T3">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7 F5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█</text:span><text:span text:style-name="T1"> </text:span></text:p>
      <text:p text:style-name="P5"><text:span text:style-name="T2"><text:s/></text:span><text:span text:style-name="T1"><text:s text:c="6"/></text:span><text:span text:style-name="T3">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7 F6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 text:c="5"/></text:span><text:span text:style-name="T3">█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7 F7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███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7 F8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5"/></text:span><text:span text:style-name="T3">███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3">███</text:span><text:span text:style-name="T1"> <text:s text:c="4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7 F9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4"/></text:span><text:span text:style-name="T3">███</text:span><text:span text:style-name="T1"> 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5"><text:span text:style-name="T2"><text:s/></text:span><text:span text:style-name="T3">██</text:span><text:span text:style-name="T1"> <text:s text:c="5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8 F1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</text:span><text:span text:style-name="T1"> <text:s text:c="6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1"><text:s/></text:span><text:span text:style-name="T3">█</text:span><text:span text:style-name="T1"> <text:s text:c="5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5"/></text:span><text:span text:style-name="T3">█</text:span><text:span text:style-name="T1"> <text:s/>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6"/></text:span><text:span text:style-name="T3">█</text:span><text:span text:style-name="T1"> </text:span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7"/></text:span><text:span text:style-name="T3">█</text:span></text:p>
      <text:p text:style-name="P6"><text:span text:style-name="T4"><text:s/></text:span><text:s text:c="8"/></text:p>
      <text:p text:style-name="Preformatted_20_Text"/>
      <text:p text:style-name="Preformatted_20_Text">\k F8 F2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</text:span><text:span text:style-name="T1"> <text:s text:c="6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1"><text:s/></text:span><text:span text:style-name="T3">█</text:span><text:span text:style-name="T1"> <text:s text:c="5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6"/></text:span><text:span text:style-name="T3">█</text:span><text:span text:style-name="T1"> </text:span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7"/></text:span><text:span text:style-name="T3">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8 F3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</text:span><text:span text:style-name="T1"> <text:s text:c="6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5"/></text:span><text:span text:style-name="T3">█</text:span><text:span text:style-name="T1"> <text:s/>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7"/></text:span><text:span text:style-name="T3">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8 F4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</text:span><text:span text:style-name="T1"> <text:s text:c="6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7"/></text:span><text:span text:style-name="T3">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8 F5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6"/></text:span><text:span text:style-name="T3">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8 F6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█</text:span><text:span text:style-name="T1"> </text:span></text:p>
      <text:p text:style-name="P5"><text:span text:style-name="T2"><text:s/></text:span><text:span text:style-name="T1"><text:s text:c="6"/></text:span><text:span text:style-name="T3">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8 F7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 text:c="5"/></text:span><text:span text:style-name="T3">█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8 F8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███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8 F9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5"/></text:span><text:span text:style-name="T3">███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3">███</text:span><text:span text:style-name="T1"> <text:s text:c="4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9 F1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</text:span><text:span text:style-name="T1"> <text:s text:c="6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1"><text:s/></text:span><text:span text:style-name="T3">█</text:span><text:span text:style-name="T1"> <text:s text:c="5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</text:span><text:span text:style-name="T1"> <text:s text:c="4"/></text:span></text:p>
      <text:p text:style-name="P5"><text:span text:style-name="T2"><text:s/></text:span><text:span text:style-name="T1"><text:s text:c="2"/></text:span><text:span text:style-name="T3">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5"/></text:span><text:span text:style-name="T3">█</text:span><text:span text:style-name="T1"> <text:s/></text:span></text:p>
      <text:p text:style-name="P5"><text:span text:style-name="T2"><text:s/></text:span><text:span text:style-name="T1"><text:s text:c="5"/></text:span><text:span text:style-name="T3">█</text:span><text:span text:style-name="T1"> <text:s/>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6"/></text:span><text:span text:style-name="T3">█</text:span><text:span text:style-name="T1"> </text:span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7"/></text:span><text:span text:style-name="T3">█</text:span></text:p>
      <text:p text:style-name="P6"><text:span text:style-name="T4"><text:s/></text:span><text:s text:c="8"/></text:p>
      <text:p text:style-name="Preformatted_20_Text"/>
      <text:p text:style-name="Preformatted_20_Text">\k F9 F2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</text:span><text:span text:style-name="T1"> <text:s text:c="6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1"><text:s/></text:span><text:span text:style-name="T3">█</text:span><text:span text:style-name="T1"> <text:s text:c="5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5"/></text:span><text:span text:style-name="T3">█</text:span><text:span text:style-name="T1"> <text:s/>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6"/></text:span><text:span text:style-name="T3">█</text:span><text:span text:style-name="T1"> </text:span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7"/></text:span><text:span text:style-name="T3">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9 F3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</text:span><text:span text:style-name="T1"> <text:s text:c="6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1"><text:s/></text:span><text:span text:style-name="T3">█</text:span><text:span text:style-name="T1"> <text:s text:c="5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6"/></text:span><text:span text:style-name="T3">█</text:span><text:span text:style-name="T1"> </text:span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7"/></text:span><text:span text:style-name="T3">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9 F4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</text:span><text:span text:style-name="T1"> <text:s text:c="6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5"/></text:span><text:span text:style-name="T3">█</text:span><text:span text:style-name="T1"> <text:s/>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7"/></text:span><text:span text:style-name="T3">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9 F5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</text:span><text:span text:style-name="T1"> <text:s text:c="6"/></text:span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6"/></text:span><text:span text:style-name="T3">██</text:span></text:p>
      <text:p text:style-name="P5"><text:span text:style-name="T2"><text:s/></text:span><text:span text:style-name="T1"><text:s text:c="7"/></text:span><text:span text:style-name="T3">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9 F6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 text:c="5"/></text:span><text:span text:style-name="T3">██</text:span><text:span text:style-name="T1"> </text:span></text:p>
      <text:p text:style-name="P5"><text:span text:style-name="T2"><text:s/></text:span><text:span text:style-name="T1"><text:s text:c="6"/></text:span><text:span text:style-name="T3">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9 F7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</text:span><text:span text:style-name="T1"> <text:s text:c="5"/></text:span></text:p>
      <text:p text:style-name="P5"><text:span text:style-name="T2"><text:s/></text:span><text:span text:style-name="T1"><text:s/></text:span><text:span text:style-name="T3">█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4"/></text:span><text:span text:style-name="T3">███</text:span><text:span text:style-name="T1"> </text:span></text:p>
      <text:p text:style-name="P5"><text:span text:style-name="T2"><text:s/></text:span><text:span text:style-name="T1"><text:s text:c="6"/></text:span><text:span text:style-name="T3">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9 F8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</text:span><text:span text:style-name="T1"> <text:s text:c="4"/></text:span></text:p>
      <text:p text:style-name="P5"><text:span text:style-name="T2"><text:s/></text:span><text:span text:style-name="T1"><text:s text:c="2"/></text:span><text:span text:style-name="T3">████</text:span><text:span text:style-name="T1"> <text:s/></text:span></text:p>
      <text:p text:style-name="P5"><text:span text:style-name="T2"><text:s/></text:span><text:span text:style-name="T1"><text:s text:c="5"/></text:span><text:span text:style-name="T3">█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9 F9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█████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A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B</text:p>
      <text:p text:style-name="P1"/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3">███████</text:span><text:span text:style-name="T1"> </text:span></text:p>
      <text:p text:style-name="P5"><text:span text:style-name="T2"><text:s/></text:span><text:span text:style-name="T3">███████</text:span><text:span text:style-name="T1"> 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 text:c="2"/></text:span><text:span text:style-name="T3">█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</text:span><text:span text:style-name="T1"> <text:s text:c="3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<text:soft-page-break/>\k FC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3">█████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D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D FD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D FD FD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 text:c="4"/></text:span><text:span text:style-name="T3">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D FD FD FD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E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E FE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████</text:span><text:span text:style-name="T1"> 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E FE FE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5"><text:span text:style-name="T2"><text:s/></text:span><text:span text:style-name="T1"><text:s/></text:span><text:span text:style-name="T3">█████</text:span><text:span text:style-name="T1"> <text:s/></text:span></text:p>
      <text:p text:style-name="P5"><text:span text:style-name="T2"><text:s/></text:span><text:span text:style-name="T1"><text:s/></text:span><text:span text:style-name="T3">██</text:span><text:span text:style-name="T1"> <text:s text:c="4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  <text:p text:style-name="Preformatted_20_Text">\k FE FE FE FE</text:p>
      <text:p text:style-name="Preformatted_20_Text">\s 8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2"/></text:span><text:span text:style-name="T3">██</text:span><text:span text:style-name="T1"> <text:s text:c="3"/></text:span></text:p>
      <text:p text:style-name="P5"><text:span text:style-name="T2"><text:s/></text:span><text:span text:style-name="T1"><text:s text:c="3"/></text:span><text:span text:style-name="T3">██</text:span><text:span text:style-name="T1"> <text:s text:c="2"/></text:span></text:p>
      <text:p text:style-name="P6"><text:span text:style-name="T4"><text:s/></text:span><text:s text:c="8"/></text:p>
      <text:p text:style-name="P6"><text:span text:style-name="T4"><text:s/></text:span><text:s text:c="8"/></text:p>
      <text:p text:style-name="P6"><text:span text:style-name="T4"><text:s/></text:span><text:s text:c="8"/>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10 Pitch" svg:font-family="'Courier 10 Pitch'"/>
    <style:font-face style:name="Bitstream Vera Sans Mono" svg:font-family="'Bitstream Vera Sans Mono'" style:font-adornments="Roman" style:font-family-generic="swiss" style:font-pitch="fixed"/>
    <style:font-face style:name="DejaVu Sans Mono" svg:font-family="'DejaVu Sans Mono'" style:font-adornments="Bold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en" style:country-asian="GB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font-name-asian="DejaVu Sans" style:font-size-asian="10.5pt" style:language-asian="en" style:country-asian="GB" style:font-name-complex="DejaVu Sans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" fo:font-size="6pt" style:font-name-asian="Courier 10 Pitch" style:font-size-asian="10pt" style:font-name-complex="Courier 10 Pitch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  <style:text-properties style:font-name="Bitstream Vera Sans" fo:font-weight="bold" style:font-size-asian="10.5pt"/>
    </style:style>
    <style:style style:name="Frame_20_contents" style:display-name="Frame contents" style:family="paragraph" style:parent-style-name="Text_20_body" style:class="extra">
      <style:paragraph-properties style:shadow="none"/>
      <style:text-properties style:font-name="Bitstream Vera Sans Mono" fo:font-size="8pt" style:font-size-asian="10.5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Preformatted_20_Text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Bitstream Vera Sans1" fo:font-size="8pt" fo:font-weight="normal" style:font-size-asian="8pt" style:font-weight-asian="normal" style:font-size-complex="8pt" style:font-weight-complex="normal"/>
    </style:style>
    <style:page-layout style:name="pm1">
      <style:page-layout-properties fo:page-width="8.2701in" fo:page-height="11.6902in" style:num-format="1" style:print-orientation="portrait" fo:margin-top="0.35in" fo:margin-bottom="0.75in" fo:margin-left="0.5in" fo:margin-right="0.5in" style:writing-mode="lr-tb" style:footnote-max-height="0in">
        <style:columns fo:column-count="8" fo:column-gap="0in">
          <style:column style:rel-width="1308*" fo:start-indent="0in" fo:end-indent="0in"/>
          <style:column style:rel-width="1308*" fo:start-indent="0in" fo:end-indent="0in"/>
          <style:column style:rel-width="1308*" fo:start-indent="0in" fo:end-indent="0in"/>
          <style:column style:rel-width="1308*" fo:start-indent="0in" fo:end-indent="0in"/>
          <style:column style:rel-width="1308*" fo:start-indent="0in" fo:end-indent="0in"/>
          <style:column style:rel-width="1308*" fo:start-indent="0in" fo:end-indent="0in"/>
          <style:column style:rel-width="1308*" fo:start-indent="0in" fo:end-indent="0in"/>
          <style:column style:rel-width="1313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402in" fo:margin-left="0in" fo:margin-right="0in" fo:margin-bottom="0.2in" fo:border="0.0071in solid #000000" fo:padding="0.0201in" style:shadow="none" style:dynamic-spacing="false"/>
      </style:header-style>
      <style:footer-style/>
    </style:page-layout>
  </office:automatic-styles>
  <office:master-styles>
    <style:master-page style:name="Standard" style:page-layout-name="pm1">
      <style:header>
        <text:p text:style-name="P1"><text:title>Find Fone IPA font shapes</text:title><text:tab/><text:tab/><text:tab/><text:tab/><text:tab/><text:tab/><text:tab/><text:tab/><text:tab/><text:span text:style-name="T1">Page </text:span><text:span text:style-name="T1"><text:page-number text:select-page="current">5</text:page-number></text:span><text:span text:style-name="T1"> of </text:span><text:span text:style-name="T1"><text:page-count>8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title>Find Fone IPA font shapes</dc:title>
    <dc:creator>Tim Eves</dc:creator>
    <dc:date>2009-07-17T23:18:07</dc:date>
    <meta:editing-cycles>23</meta:editing-cycles>
    <meta:editing-duration>PT3H33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8" meta:paragraph-count="9731" meta:word-count="1682" meta:character-count="86604"/>
  </office:meta>
</office:document-meta>
</file>